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Helvetica, Arial, Sans-serif" svg:font-family="Helvetica, Arial, Sans-serif" style:font-family-generic="system"/>
    <style:font-face style:name="Verdana, sans-serif" svg:font-family="Verdana, sans-serif" style:font-family-generic="system"/>
    <style:font-face style:name="inherit" svg:font-family="inherit" style:font-family-generic="system"/>
    <style:font-face style:name="BlinkMacSystemFont, apple-syste" svg:font-family="BlinkMacSystemFont, apple-syste" style:font-family-generic="system"/>
    <style:font-face style:name="Consolas, 'Lucida Console', Men" svg:font-family="Consolas, 'Lucida Console', Me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lvetica, Arial, Sans-serif"/>
    </style:style>
    <style:style style:name="T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" style:parent-style-name="Textbody" style:family="paragraph">
      <style:paragraph-properties fo:margin-bottom="0in"/>
      <style:text-properties style:font-name="Helvetica, Arial, Sans-serif"/>
    </style:style>
    <style:style style:name="P5" style:parent-style-name="Textbody" style:family="paragraph">
      <style:paragraph-properties fo:margin-bottom="0in"/>
    </style:style>
    <style:style style:name="T6" style:parent-style-name="DefaultParagraphFont" style:family="text">
      <style:text-properties style:font-name="Helvetica, Arial, Sans-serif"/>
    </style:style>
    <style:style style:name="T7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8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P9" style:parent-style-name="Textbody" style:family="paragraph">
      <style:paragraph-properties fo:margin-bottom="0in"/>
    </style:style>
    <style:style style:name="T10" style:parent-style-name="DefaultParagraphFont" style:family="text">
      <style:text-properties style:font-name="Helvetica, Arial, Sans-serif"/>
    </style:style>
    <style:style style:name="T11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2" style:parent-style-name="DefaultParagraphFont" style:family="text">
      <style:text-properties style:font-name="Helvetica, Arial, Sans-serif"/>
    </style:style>
    <style:style style:name="P13" style:parent-style-name="Textbody" style:family="paragraph">
      <style:paragraph-properties fo:margin-bottom="0in"/>
    </style:style>
    <style:style style:name="T14" style:parent-style-name="DefaultParagraphFont" style:family="text">
      <style:text-properties style:font-name="Helvetica, Arial, Sans-serif"/>
    </style:style>
    <style:style style:name="T15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6" style:parent-style-name="DefaultParagraphFont" style:family="text">
      <style:text-properties style:font-name="Helvetica, Arial, Sans-serif"/>
    </style:style>
    <style:style style:name="P17" style:parent-style-name="Textbody" style:family="paragraph">
      <style:paragraph-properties fo:margin-bottom="0in"/>
    </style:style>
    <style:style style:name="T18" style:parent-style-name="DefaultParagraphFont" style:family="text">
      <style:text-properties style:font-name="Helvetica, Arial, Sans-serif"/>
    </style:style>
    <style:style style:name="T19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20" style:parent-style-name="DefaultParagraphFont" style:family="text">
      <style:text-properties style:font-name="Helvetica, Arial, Sans-serif"/>
    </style:style>
    <style:style style:name="P21" style:parent-style-name="Textbody" style:family="paragraph">
      <style:paragraph-properties fo:margin-bottom="0in"/>
    </style:style>
    <style:style style:name="T22" style:parent-style-name="DefaultParagraphFont" style:family="text">
      <style:text-properties style:font-name="Helvetica, Arial, Sans-serif"/>
    </style:style>
    <style:style style:name="T2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24" style:parent-style-name="DefaultParagraphFont" style:family="text">
      <style:text-properties style:font-name="Helvetica, Arial, Sans-serif"/>
    </style:style>
    <style:style style:name="T25" style:parent-style-name="DefaultParagraphFont" style:family="text">
      <style:text-properties style:font-name="Helvetica, Arial, Sans-serif"/>
    </style:style>
    <style:style style:name="P26" style:parent-style-name="Textbody" style:family="paragraph">
      <style:paragraph-properties fo:margin-bottom="0in"/>
    </style:style>
    <style:style style:name="T27" style:parent-style-name="DefaultParagraphFont" style:family="text">
      <style:text-properties style:font-name="Helvetica, Arial, Sans-serif"/>
    </style:style>
    <style:style style:name="T28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29" style:parent-style-name="DefaultParagraphFont" style:family="text">
      <style:text-properties style:font-name="Helvetica, Arial, Sans-serif"/>
    </style:style>
    <style:style style:name="T30" style:parent-style-name="DefaultParagraphFont" style:family="text">
      <style:text-properties style:font-name="Helvetica, Arial, Sans-serif"/>
    </style:style>
    <style:style style:name="T31" style:parent-style-name="DefaultParagraphFont" style:family="text">
      <style:text-properties style:font-name="Helvetica, Arial, Sans-serif"/>
    </style:style>
    <style:style style:name="P32" style:parent-style-name="Textbody" style:family="paragraph">
      <style:paragraph-properties fo:margin-bottom="0in"/>
    </style:style>
    <style:style style:name="T33" style:parent-style-name="DefaultParagraphFont" style:family="text">
      <style:text-properties style:font-name="Helvetica, Arial, Sans-serif"/>
    </style:style>
    <style:style style:name="T34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35" style:parent-style-name="DefaultParagraphFont" style:family="text">
      <style:text-properties style:font-name="Helvetica, Arial, Sans-serif"/>
    </style:style>
    <style:style style:name="P36" style:parent-style-name="Textbody" style:family="paragraph">
      <style:paragraph-properties fo:margin-bottom="0in"/>
    </style:style>
    <style:style style:name="T37" style:parent-style-name="DefaultParagraphFont" style:family="text">
      <style:text-properties style:font-name="Helvetica, Arial, Sans-serif"/>
    </style:style>
    <style:style style:name="T38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39" style:parent-style-name="DefaultParagraphFont" style:family="text">
      <style:text-properties style:font-name="Helvetica, Arial, Sans-serif"/>
    </style:style>
    <style:style style:name="T40" style:parent-style-name="DefaultParagraphFont" style:family="text">
      <style:text-properties style:font-name="Helvetica, Arial, Sans-serif" fo:font-size="9pt" style:font-size-asian="9pt" style:font-size-complex="9pt"/>
    </style:style>
    <style:style style:name="T41" style:parent-style-name="DefaultParagraphFont" style:family="text">
      <style:text-properties style:font-name="Helvetica, Arial, Sans-serif" fo:font-size="9pt" style:font-size-asian="9pt" style:font-size-complex="9pt"/>
    </style:style>
    <style:style style:name="P42" style:parent-style-name="Textbody" style:family="paragraph">
      <style:paragraph-properties fo:margin-bottom="0in"/>
      <style:text-properties style:font-name="Helvetica, Arial, Sans-serif"/>
    </style:style>
    <style:style style:name="P43" style:parent-style-name="Textbody" style:family="paragraph">
      <style:paragraph-properties fo:margin-bottom="0in"/>
    </style:style>
    <style:style style:name="T44" style:parent-style-name="DefaultParagraphFont" style:family="text">
      <style:text-properties style:font-name="Helvetica, Arial, Sans-serif"/>
    </style:style>
    <style:style style:name="T45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P46" style:parent-style-name="Textbody" style:family="paragraph">
      <style:paragraph-properties fo:margin-bottom="0in"/>
    </style:style>
    <style:style style:name="T47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48" style:parent-style-name="DefaultParagraphFont" style:family="text">
      <style:text-properties style:font-name="Helvetica, Arial, Sans-serif"/>
    </style:style>
    <style:style style:name="T49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P50" style:parent-style-name="Textbody" style:family="paragraph">
      <style:paragraph-properties fo:margin-bottom="0in"/>
      <style:text-properties style:font-name="Helvetica, Arial, Sans-serif"/>
    </style:style>
    <style:style style:name="P51" style:parent-style-name="Textbody" style:family="paragraph">
      <style:paragraph-properties fo:margin-bottom="0in"/>
      <style:text-properties style:font-name="Helvetica, Arial, Sans-serif"/>
    </style:style>
    <style:style style:name="P52" style:parent-style-name="Textbody" style:family="paragraph">
      <style:paragraph-properties fo:margin-bottom="0in"/>
      <style:text-properties style:font-name="Helvetica, Arial, Sans-serif"/>
    </style:style>
    <style:style style:name="P53" style:parent-style-name="Textbody" style:family="paragraph">
      <style:paragraph-properties fo:margin-bottom="0in"/>
      <style:text-properties style:font-name="Helvetica, Arial, Sans-serif"/>
    </style:style>
    <style:style style:name="P54" style:parent-style-name="Textbody" style:family="paragraph">
      <style:paragraph-properties fo:margin-bottom="0in"/>
      <style:text-properties style:font-name="Helvetica, Arial, Sans-serif"/>
    </style:style>
    <style:style style:name="P55" style:parent-style-name="Textbody" style:family="paragraph">
      <style:paragraph-properties fo:margin-bottom="0in"/>
    </style:style>
    <style:style style:name="T56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57" style:parent-style-name="DefaultParagraphFont" style:family="text">
      <style:text-properties style:font-name="Helvetica, Arial, Sans-serif"/>
    </style:style>
    <style:style style:name="P58" style:parent-style-name="Textbody" style:family="paragraph">
      <style:paragraph-properties fo:margin-bottom="0in"/>
      <style:text-properties style:font-name="Helvetica, Arial, Sans-serif"/>
    </style:style>
    <style:style style:name="P59" style:parent-style-name="Textbody" style:family="paragraph">
      <style:paragraph-properties fo:margin-bottom="0in"/>
    </style:style>
    <style:style style:name="T60" style:parent-style-name="DefaultParagraphFont" style:family="text">
      <style:text-properties style:font-name="Helvetica, Arial, Sans-serif"/>
    </style:style>
    <style:style style:name="T61" style:parent-style-name="DefaultParagraphFont" style:family="text">
      <style:text-properties style:font-name="Helvetica, Arial, Sans-serif"/>
    </style:style>
    <style:style style:name="T62" style:parent-style-name="DefaultParagraphFont" style:family="text">
      <style:text-properties style:font-name="Helvetica, Arial, Sans-serif"/>
    </style:style>
    <style:style style:name="T6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64" style:parent-style-name="DefaultParagraphFont" style:family="text">
      <style:text-properties style:font-name="Helvetica, Arial, Sans-serif"/>
    </style:style>
    <style:style style:name="T65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66" style:parent-style-name="DefaultParagraphFont" style:family="text">
      <style:text-properties style:font-name="Helvetica, Arial, Sans-serif"/>
    </style:style>
    <style:style style:name="T67" style:parent-style-name="DefaultParagraphFont" style:family="text">
      <style:text-properties style:font-name="Helvetica, Arial, Sans-serif"/>
    </style:style>
    <style:style style:name="T68" style:parent-style-name="DefaultParagraphFont" style:family="text">
      <style:text-properties style:font-name="Helvetica, Arial, Sans-serif"/>
    </style:style>
    <style:style style:name="T69" style:parent-style-name="DefaultParagraphFont" style:family="text">
      <style:text-properties style:font-name="Helvetica, Arial, Sans-serif"/>
    </style:style>
    <style:style style:name="T70" style:parent-style-name="DefaultParagraphFont" style:family="text">
      <style:text-properties style:font-name="Helvetica, Arial, Sans-serif"/>
    </style:style>
    <style:style style:name="P71" style:parent-style-name="Textbody" style:family="paragraph">
      <style:paragraph-properties fo:margin-bottom="0in"/>
    </style:style>
    <style:style style:name="T72" style:parent-style-name="DefaultParagraphFont" style:family="text">
      <style:text-properties style:font-name="Helvetica, Arial, Sans-serif"/>
    </style:style>
    <style:style style:name="T7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74" style:parent-style-name="DefaultParagraphFont" style:family="text">
      <style:text-properties style:font-name="Helvetica, Arial, Sans-serif"/>
    </style:style>
    <style:style style:name="P75" style:parent-style-name="Textbody" style:family="paragraph">
      <style:paragraph-properties fo:margin-bottom="0in"/>
    </style:style>
    <style:style style:name="T76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77" style:parent-style-name="DefaultParagraphFont" style:family="text">
      <style:text-properties style:font-name="Helvetica, Arial, Sans-serif"/>
    </style:style>
    <style:style style:name="P78" style:parent-style-name="Textbody" style:family="paragraph">
      <style:paragraph-properties fo:margin-bottom="0in"/>
    </style:style>
    <style:style style:name="T79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80" style:parent-style-name="DefaultParagraphFont" style:family="text">
      <style:text-properties style:font-name="Helvetica, Arial, Sans-serif"/>
    </style:style>
    <style:style style:name="P81" style:parent-style-name="Textbody" style:family="paragraph">
      <style:paragraph-properties fo:margin-bottom="0in"/>
    </style:style>
    <style:style style:name="T82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83" style:parent-style-name="DefaultParagraphFont" style:family="text">
      <style:text-properties style:font-name="Helvetica, Arial, Sans-serif"/>
    </style:style>
    <style:style style:name="T84" style:parent-style-name="DefaultParagraphFont" style:family="text">
      <style:text-properties style:font-name="Helvetica, Arial, Sans-serif"/>
    </style:style>
    <style:style style:name="T85" style:parent-style-name="DefaultParagraphFont" style:family="text">
      <style:text-properties style:font-name="Helvetica, Arial, Sans-serif"/>
    </style:style>
    <style:style style:name="T86" style:parent-style-name="DefaultParagraphFont" style:family="text">
      <style:text-properties style:font-name="Helvetica, Arial, Sans-serif"/>
    </style:style>
    <style:style style:name="T87" style:parent-style-name="DefaultParagraphFont" style:family="text">
      <style:text-properties style:font-name="Helvetica, Arial, Sans-serif"/>
    </style:style>
    <style:style style:name="P88" style:parent-style-name="Textbody" style:family="paragraph">
      <style:paragraph-properties fo:margin-bottom="0in"/>
      <style:text-properties style:font-name="Helvetica, Arial, Sans-serif"/>
    </style:style>
    <style:style style:name="P89" style:parent-style-name="Textbody" style:family="paragraph">
      <style:paragraph-properties fo:margin-bottom="0in"/>
      <style:text-properties style:font-name="Helvetica, Arial, Sans-serif"/>
    </style:style>
    <style:style style:name="T9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9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3" style:parent-style-name="Textbody" style:family="paragraph">
      <style:paragraph-properties fo:margin-bottom="0in"/>
      <style:text-properties style:font-name="Helvetica, Arial, Sans-serif"/>
    </style:style>
    <style:style style:name="P94" style:parent-style-name="Textbody" style:family="paragraph">
      <style:paragraph-properties fo:margin-bottom="0in"/>
    </style:style>
    <style:style style:name="T95" style:parent-style-name="DefaultParagraphFont" style:family="text">
      <style:text-properties style:font-name="Helvetica, Arial, Sans-serif"/>
    </style:style>
    <style:style style:name="T96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97" style:parent-style-name="DefaultParagraphFont" style:family="text">
      <style:text-properties style:font-name="Helvetica, Arial, Sans-serif"/>
    </style:style>
    <style:style style:name="T98" style:parent-style-name="DefaultParagraphFont" style:family="text">
      <style:text-properties style:font-name="Helvetica, Arial, Sans-serif"/>
    </style:style>
    <style:style style:name="T99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00" style:parent-style-name="DefaultParagraphFont" style:family="text">
      <style:text-properties style:font-name="Helvetica, Arial, Sans-serif"/>
    </style:style>
    <style:style style:name="T101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02" style:parent-style-name="DefaultParagraphFont" style:family="text">
      <style:text-properties style:font-name="Helvetica, Arial, Sans-serif"/>
    </style:style>
    <style:style style:name="T103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0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/>
    </style:style>
    <style:style style:name="T105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0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/>
    </style:style>
    <style:style style:name="T107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0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/>
    </style:style>
    <style:style style:name="T10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/>
    </style:style>
    <style:style style:name="T110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11" style:parent-style-name="DefaultParagraphFont" style:family="text">
      <style:text-properties style:font-name="Verdana, sans-serif" fo:color="#000000" fo:font-size="11pt" style:font-size-asian="11pt"/>
    </style:style>
    <style:style style:name="T112" style:parent-style-name="DefaultParagraphFont" style:family="text">
      <style:text-properties style:font-name="Verdana, sans-serif" fo:color="#000000" fo:font-size="11pt" style:font-size-asian="11pt"/>
    </style:style>
    <style:style style:name="T113" style:parent-style-name="DefaultParagraphFont" style:family="text">
      <style:text-properties style:font-name="Verdana, sans-serif" fo:color="#000000" fo:font-size="11pt" style:font-size-asian="11pt"/>
    </style:style>
    <style:style style:name="T11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6" style:parent-style-name="DefaultParagraphFont" style:family="text">
      <style:text-properties style:font-name="Helvetica, Arial, Sans-serif"/>
    </style:style>
    <style:style style:name="T117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18" style:parent-style-name="DefaultParagraphFont" style:family="text">
      <style:text-properties style:font-name="Helvetica, Arial, Sans-serif"/>
    </style:style>
    <style:style style:name="T119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20" style:parent-style-name="DefaultParagraphFont" style:family="text">
      <style:text-properties style:font-name="Helvetica, Arial, Sans-serif"/>
    </style:style>
    <style:style style:name="T121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22" style:parent-style-name="DefaultParagraphFont" style:family="text">
      <style:text-properties style:font-name="Helvetica, Arial, Sans-serif"/>
    </style:style>
    <style:style style:name="T12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24" style:parent-style-name="DefaultParagraphFont" style:family="text">
      <style:text-properties style:font-name="Helvetica, Arial, Sans-serif"/>
    </style:style>
    <style:style style:name="T12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28" style:parent-style-name="DefaultParagraphFont" style:family="text">
      <style:text-properties style:font-name="Helvetica, Arial, Sans-serif"/>
    </style:style>
    <style:style style:name="T129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30" style:parent-style-name="DefaultParagraphFont" style:family="text">
      <style:text-properties style:font-name="Helvetica, Arial, Sans-serif"/>
    </style:style>
    <style:style style:name="T131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32" style:parent-style-name="DefaultParagraphFont" style:family="text">
      <style:text-properties style:font-name="Helvetica, Arial, Sans-serif"/>
    </style:style>
    <style:style style:name="T13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34" style:parent-style-name="DefaultParagraphFont" style:family="text">
      <style:text-properties style:font-name="Helvetica, Arial, Sans-serif"/>
    </style:style>
    <style:style style:name="T135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36" style:parent-style-name="DefaultParagraphFont" style:family="text">
      <style:text-properties style:font-name="Helvetica, Arial, Sans-serif"/>
    </style:style>
    <style:style style:name="T137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38" style:parent-style-name="DefaultParagraphFont" style:family="text">
      <style:text-properties style:font-name="Helvetica, Arial, Sans-serif"/>
    </style:style>
    <style:style style:name="T139" style:parent-style-name="DefaultParagraphFont" style:family="text">
      <style:text-properties style:font-name="Helvetica, Arial, Sans-serif"/>
    </style:style>
    <style:style style:name="T14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/>
    </style:style>
    <style:style style:name="T14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/>
    </style:style>
    <style:style style:name="T14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44" style:parent-style-name="DefaultParagraphFont" style:family="text">
      <style:text-properties style:font-name="Helvetica, Arial, Sans-serif"/>
    </style:style>
    <style:style style:name="T145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46" style:parent-style-name="DefaultParagraphFont" style:family="text">
      <style:text-properties style:font-name="Helvetica, Arial, Sans-serif"/>
    </style:style>
    <style:style style:name="T147" style:parent-style-name="DefaultParagraphFont" style:family="text">
      <style:text-properties style:font-name="Helvetica, Arial, Sans-serif"/>
    </style:style>
    <style:style style:name="T148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49" style:parent-style-name="DefaultParagraphFont" style:family="text">
      <style:text-properties style:font-name="Helvetica, Arial, Sans-serif"/>
    </style:style>
    <style:style style:name="T150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51" style:parent-style-name="DefaultParagraphFont" style:family="text">
      <style:text-properties style:font-name="Helvetica, Arial, Sans-serif"/>
    </style:style>
    <style:style style:name="T152" style:parent-style-name="DefaultParagraphFont" style:family="text">
      <style:text-properties style:font-name="Helvetica, Arial, Sans-serif"/>
    </style:style>
    <style:style style:name="T15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54" style:parent-style-name="DefaultParagraphFont" style:family="text">
      <style:text-properties style:font-name="Helvetica, Arial, Sans-serif"/>
    </style:style>
    <style:style style:name="T155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56" style:parent-style-name="DefaultParagraphFont" style:family="text">
      <style:text-properties style:font-name="Helvetica, Arial, Sans-serif"/>
    </style:style>
    <style:style style:name="T157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58" style:parent-style-name="DefaultParagraphFont" style:family="text">
      <style:text-properties style:font-name="Helvetica, Arial, Sans-serif"/>
    </style:style>
    <style:style style:name="T159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60" style:parent-style-name="DefaultParagraphFont" style:family="text">
      <style:text-properties style:font-name="Helvetica, Arial, Sans-serif"/>
    </style:style>
    <style:style style:name="T161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62" style:parent-style-name="DefaultParagraphFont" style:family="text">
      <style:text-properties style:font-name="Helvetica, Arial, Sans-serif"/>
    </style:style>
    <style:style style:name="T16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64" style:parent-style-name="DefaultParagraphFont" style:family="text">
      <style:text-properties style:font-name="Helvetica, Arial, Sans-serif"/>
    </style:style>
    <style:style style:name="T165" style:parent-style-name="DefaultParagraphFont" style:family="text">
      <style:text-properties style:font-name="Helvetica, Arial, Sans-serif"/>
    </style:style>
    <style:style style:name="T166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67" style:parent-style-name="DefaultParagraphFont" style:family="text">
      <style:text-properties style:font-name="Helvetica, Arial, Sans-serif"/>
    </style:style>
    <style:style style:name="T168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69" style:parent-style-name="DefaultParagraphFont" style:family="text">
      <style:text-properties style:font-name="Helvetica, Arial, Sans-serif"/>
    </style:style>
    <style:style style:name="T170" style:parent-style-name="DefaultParagraphFont" style:family="text">
      <style:text-properties style:font-name="Helvetica, Arial, Sans-serif"/>
    </style:style>
    <style:style style:name="T171" style:parent-style-name="DefaultParagraphFont" style:family="text">
      <style:text-properties style:font-name="Helvetica, Arial, Sans-serif"/>
    </style:style>
    <style:style style:name="T172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7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74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75" style:parent-style-name="DefaultParagraphFont" style:family="text">
      <style:text-properties style:font-name="Helvetica, Arial, Sans-serif"/>
    </style:style>
    <style:style style:name="T176" style:parent-style-name="DefaultParagraphFont" style:family="text">
      <style:text-properties style:font-name="Helvetica, Arial, Sans-serif"/>
    </style:style>
    <style:style style:name="T17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17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8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81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82" style:parent-style-name="DefaultParagraphFont" style:family="text">
      <style:text-properties style:font-name="Helvetica, Arial, Sans-serif"/>
    </style:style>
    <style:style style:name="T183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84" style:parent-style-name="DefaultParagraphFont" style:family="text">
      <style:text-properties style:font-name="Helvetica, Arial, Sans-serif"/>
    </style:style>
    <style:style style:name="T185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86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87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88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89" style:parent-style-name="DefaultParagraphFont" style:family="text">
      <style:text-properties style:font-name="Helvetica, Arial, Sans-serif"/>
    </style:style>
    <style:style style:name="T190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91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192" style:parent-style-name="DefaultParagraphFont" style:family="text">
      <style:text-properties style:font-name="Helvetica, Arial, Sans-serif"/>
    </style:style>
    <style:style style:name="T193" style:parent-style-name="DefaultParagraphFont" style:family="text">
      <style:text-properties style:font-name="Helvetica, Arial, Sans-serif" fo:language="en" fo:country="US"/>
    </style:style>
    <style:style style:name="T19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/>
    </style:style>
    <style:style style:name="T195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96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97" style:parent-style-name="DefaultParagraphFont" style:family="text">
      <style:text-properties style:font-name="Helvetica, Arial, Sans-serif" fo:font-style="italic" style:font-style-asian="italic" style:font-style-complex="italic"/>
    </style:style>
    <style:style style:name="T19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language="en" fo:country="US"/>
    </style:style>
    <style:style style:name="T199" style:parent-style-name="DefaultParagraphFont" style:family="text">
      <style:text-properties style:font-name="Helvetica, Arial, Sans-serif" fo:font-style="italic" style:font-style-asian="italic" style:font-style-complex="italic" fo:language="en" fo:country="US"/>
    </style:style>
    <style:style style:name="T20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language="en" fo:country="US"/>
    </style:style>
    <style:style style:name="P201" style:parent-style-name="Textbody" style:family="paragraph">
      <style:text-properties fo:font-style="italic" style:font-style-asian="italic" style:font-style-complex="italic"/>
    </style:style>
    <style:style style:name="T202" style:parent-style-name="DefaultParagraphFont" style:family="text">
      <style:text-properties style:font-name="Helvetica, Arial, Sans-serif"/>
    </style:style>
    <style:style style:name="T203" style:parent-style-name="DefaultParagraphFont" style:family="text">
      <style:text-properties style:font-name="Helvetica, Arial, Sans-serif"/>
    </style:style>
    <style:style style:name="T204" style:parent-style-name="DefaultParagraphFont" style:family="text">
      <style:text-properties style:font-name="Helvetica, Arial, Sans-serif"/>
    </style:style>
    <style:style style:name="T205" style:parent-style-name="DefaultParagraphFont" style:family="text">
      <style:text-properties style:font-name="Helvetica, Arial, Sans-serif" fo:font-weight="bold" style:font-weight-asian="bold" style:font-weight-complex="bold"/>
    </style:style>
    <style:style style:name="T206" style:parent-style-name="DefaultParagraphFont" style:family="text">
      <style:text-properties style:font-name="Helvetica, Arial, Sans-serif"/>
    </style:style>
    <style:style style:name="T20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0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0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1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1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1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13" style:parent-style-name="DefaultParagraphFont" style:family="text">
      <style:text-properties style:font-name="Helvetica, Arial, Sans-serif"/>
    </style:style>
    <style:style style:name="T214" style:parent-style-name="DefaultParagraphFont" style:family="text">
      <style:text-properties style:font-name="Helvetica, Arial, Sans-serif" fo:language="bg" fo:country="BG"/>
    </style:style>
    <style:style style:name="T215" style:parent-style-name="DefaultParagraphFont" style:family="text">
      <style:text-properties style:font-name="Helvetica, Arial, Sans-serif" fo:language="en" fo:country="US"/>
    </style:style>
    <style:style style:name="T21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bg" fo:country="BG"/>
    </style:style>
    <style:style style:name="T217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bg" fo:country="BG"/>
    </style:style>
    <style:style style:name="T218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bg" fo:country="BG"/>
    </style:style>
    <style:style style:name="T219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bg" fo:country="BG"/>
    </style:style>
    <style:style style:name="T22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bg" fo:country="BG"/>
    </style:style>
    <style:style style:name="T22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bg" fo:country="BG"/>
    </style:style>
    <style:style style:name="T222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223" style:parent-style-name="DefaultParagraphFont" style:family="text">
      <style:text-properties style:font-name="Helvetica, Arial, Sans-serif" fo:color="#7E868E" fo:font-size="11pt" style:font-size-asian="11pt" fo:language="en" fo:country="US"/>
    </style:style>
    <style:style style:name="T22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2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2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2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2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2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30" style:parent-style-name="DefaultParagraphFont" style:family="text">
      <style:text-properties style:font-name="Helvetica, Arial, Sans-serif" fo:language="en" fo:country="US"/>
    </style:style>
    <style:style style:name="T231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32" style:parent-style-name="DefaultParagraphFont" style:family="text">
      <style:text-properties style:font-name="Helvetica, Arial, Sans-serif" fo:language="en" fo:country="US"/>
    </style:style>
    <style:style style:name="T233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34" style:parent-style-name="DefaultParagraphFont" style:family="text">
      <style:text-properties style:font-name="Helvetica, Arial, Sans-serif" fo:language="en" fo:country="US"/>
    </style:style>
    <style:style style:name="T235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36" style:parent-style-name="DefaultParagraphFont" style:family="text">
      <style:text-properties style:font-name="Helvetica, Arial, Sans-serif" fo:language="en" fo:country="US"/>
    </style:style>
    <style:style style:name="T237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38" style:parent-style-name="DefaultParagraphFont" style:family="text">
      <style:text-properties style:font-name="Helvetica, Arial, Sans-serif" fo:language="en" fo:country="US"/>
    </style:style>
    <style:style style:name="T239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40" style:parent-style-name="DefaultParagraphFont" style:family="text">
      <style:text-properties style:font-name="Helvetica, Arial, Sans-serif" fo:language="en" fo:country="US"/>
    </style:style>
    <style:style style:name="T241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42" style:parent-style-name="DefaultParagraphFont" style:family="text">
      <style:text-properties style:font-name="Helvetica, Arial, Sans-serif" fo:language="en" fo:country="US"/>
    </style:style>
    <style:style style:name="P243" style:parent-style-name="Textbody" style:family="paragraph">
      <style:text-properties fo:font-weight="bold" style:font-weight-asian="bold" style:font-weight-complex="bold"/>
    </style:style>
    <style:style style:name="T244" style:parent-style-name="DefaultParagraphFont" style:family="text">
      <style:text-properties fo:language="en" fo:country="US"/>
    </style:style>
    <style:style style:name="P245" style:parent-style-name="Textbody" style:family="paragraph">
      <style:text-properties fo:font-weight="bold" style:font-weight-asian="bold" style:font-weight-complex="bold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48" style:parent-style-name="DefaultParagraphFont" style:family="text">
      <style:text-properties style:font-name="Helvetica, Arial, Sans-serif" fo:language="en" fo:country="US"/>
    </style:style>
    <style:style style:name="T249" style:parent-style-name="DefaultParagraphFont" style:family="text">
      <style:text-properties style:font-name="Helvetica, Arial, Sans-serif" fo:language="en" fo:country="US"/>
    </style:style>
    <style:style style:name="T250" style:parent-style-name="DefaultParagraphFont" style:family="text">
      <style:text-properties style:font-name="Helvetica, Arial, Sans-serif" fo:language="en" fo:country="US"/>
    </style:style>
    <style:style style:name="T251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52" style:parent-style-name="DefaultParagraphFont" style:family="text">
      <style:text-properties fo:font-weight="bold" style:font-weight-asian="bold" style:font-weight-complex="bold" fo:language="en" fo:country="US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T255" style:parent-style-name="DefaultParagraphFont" style:family="text">
      <style:text-properties fo:font-weight="bold" style:font-weight-asian="bold" style:font-weight-complex="bold" fo:language="en" fo:country="US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fo:language="en" fo:country="US"/>
    </style:style>
    <style:style style:name="T258" style:parent-style-name="DefaultParagraphFont" style:family="text">
      <style:text-properties fo:font-weight="bold" style:font-weight-asian="bold" style:font-weight-complex="bold" fo:language="en" fo:country="US"/>
    </style:style>
    <style:style style:name="T259" style:parent-style-name="DefaultParagraphFont" style:family="text">
      <style:text-properties fo:language="en" fo:country="US"/>
    </style:style>
    <style:style style:name="T260" style:parent-style-name="DefaultParagraphFont" style:family="text">
      <style:text-properties fo:font-weight="bold" style:font-weight-asian="bold" style:font-weight-complex="bold" fo:language="en" fo:country="US"/>
    </style:style>
    <style:style style:name="T261" style:parent-style-name="DefaultParagraphFont" style:family="text">
      <style:text-properties fo:font-weight="bold" style:font-weight-asian="bold" style:font-weight-complex="bold" fo:language="en" fo:country="US"/>
    </style:style>
    <style:style style:name="T262" style:parent-style-name="DefaultParagraphFont" style:family="text">
      <style:text-properties fo:language="en" fo:country="US"/>
    </style:style>
    <style:style style:name="T263" style:parent-style-name="DefaultParagraphFont" style:family="text">
      <style:text-properties fo:font-weight="bold" style:font-weight-asian="bold" style:font-weight-complex="bold" fo:language="en" fo:country="US"/>
    </style:style>
    <style:style style:name="T264" style:parent-style-name="DefaultParagraphFont" style:family="text">
      <style:text-properties fo:language="en" fo:country="US"/>
    </style:style>
    <style:style style:name="T265" style:parent-style-name="DefaultParagraphFont" style:family="text">
      <style:text-properties fo:font-weight="bold" style:font-weight-asian="bold" style:font-weight-complex="bold"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font-weight="bold" style:font-weight-asian="bold" style:font-weight-complex="bold" fo:language="en" fo:country="US"/>
    </style:style>
    <style:style style:name="T268" style:parent-style-name="DefaultParagraphFont" style:family="text">
      <style:text-properties fo:font-weight="bold" style:font-weight-asian="bold" style:font-weight-complex="bold"/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271" style:parent-style-name="DefaultParagraphFont" style:family="text">
      <style:text-properties fo:language="en" fo:country="US"/>
    </style:style>
    <style:style style:name="T272" style:parent-style-name="DefaultParagraphFont" style:family="text">
      <style:text-properties fo:font-weight="bold" style:font-weight-asian="bold" style:font-weight-complex="bold" fo:language="en" fo:country="US"/>
    </style:style>
    <style:style style:name="T273" style:parent-style-name="DefaultParagraphFont" style:family="text">
      <style:text-properties fo:language="en" fo:country="US"/>
    </style:style>
    <style:style style:name="T274" style:parent-style-name="DefaultParagraphFont" style:family="text">
      <style:text-properties fo:font-weight="bold" style:font-weight-asian="bold" style:font-weight-complex="bold" fo:language="en" fo:country="US"/>
    </style:style>
    <style:style style:name="T27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27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77" style:parent-style-name="DefaultParagraphFont" style:family="text">
      <style:text-properties fo:language="en" fo:country="US"/>
    </style:style>
    <style:style style:name="T278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79" style:parent-style-name="DefaultParagraphFont" style:family="text">
      <style:text-properties style:font-name="Helvetica, Arial, Sans-serif" fo:language="en" fo:country="US"/>
    </style:style>
    <style:style style:name="T280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81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82" style:parent-style-name="DefaultParagraphFont" style:family="text">
      <style:text-properties style:font-name="Helvetica, Arial, Sans-serif" fo:language="en" fo:country="US"/>
    </style:style>
    <style:style style:name="T283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84" style:parent-style-name="DefaultParagraphFont" style:family="text">
      <style:text-properties style:font-name="Helvetica, Arial, Sans-serif" fo:language="en" fo:country="US"/>
    </style:style>
    <style:style style:name="T285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86" style:parent-style-name="DefaultParagraphFont" style:family="text">
      <style:text-properties style:font-name="Helvetica, Arial, Sans-serif" fo:language="en" fo:country="US"/>
    </style:style>
    <style:style style:name="T287" style:parent-style-name="DefaultParagraphFont" style:family="text">
      <style:text-properties style:font-name="Helvetica, Arial, Sans-serif" fo:font-weight="bold" style:font-weight-asian="bold" style:font-weight-complex="bold" fo:language="en" fo:country="US"/>
    </style:style>
    <style:style style:name="T28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28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29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29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29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29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29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29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29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29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29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P299" style:parent-style-name="Textbody" style:family="paragraph">
      <style:text-properties fo:font-style="italic" style:font-style-asian="italic" style:font-style-complex="italic" fo:font-size="11pt" style:font-size-asian="11pt" style:font-size-complex="11pt"/>
    </style:style>
    <style:style style:name="T30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0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0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0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0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0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0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0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0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0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1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1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1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1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14" style:parent-style-name="SourceText" style:family="text">
      <style:text-properties style:font-name="inherit" fo:font-weight="bold" style:font-weight-asian="bold" style:font-weight-complex="bold" fo:font-size="9.5pt" style:font-size-asian="9.5pt" fo:language="en" fo:country="US"/>
    </style:style>
    <style:style style:name="T315" style:parent-style-name="SourceText" style:family="text">
      <style:text-properties style:font-name="inherit" fo:font-size="9.5pt" style:font-size-asian="9.5pt" fo:language="en" fo:country="US"/>
    </style:style>
    <style:style style:name="T316" style:parent-style-name="SourceText" style:family="text">
      <style:text-properties style:font-name="inherit" fo:font-weight="bold" style:font-weight-asian="bold" style:font-weight-complex="bold" fo:font-size="9.5pt" style:font-size-asian="9.5pt" fo:language="en" fo:country="US"/>
    </style:style>
    <style:style style:name="T317" style:parent-style-name="SourceText" style:family="text">
      <style:text-properties style:font-name="inherit" fo:font-size="9.5pt" style:font-size-asian="9.5pt" fo:language="en" fo:country="US"/>
    </style:style>
    <style:style style:name="T318" style:parent-style-name="SourceText" style:family="text">
      <style:text-properties style:font-name="inherit" fo:font-size="12pt" style:font-size-asian="12pt" style:font-size-complex="12pt" fo:language="en" fo:country="US"/>
    </style:style>
    <style:style style:name="P319" style:parent-style-name="PreformattedText" style:family="paragraph">
      <style:paragraph-properties fo:widows="2" fo:orphans="2" fo:line-height="130%"/>
    </style:style>
    <style:style style:name="T320" style:parent-style-name="SourceText" style:family="text">
      <style:text-properties style:font-name="inherit" fo:font-weight="bold" style:font-weight-asian="bold" style:font-weight-complex="bold" fo:font-size="9.5pt" style:font-size-asian="9.5pt"/>
    </style:style>
    <style:style style:name="T321" style:parent-style-name="SourceText" style:family="text">
      <style:text-properties style:font-name="inherit" fo:font-size="9.5pt" style:font-size-asian="9.5pt"/>
    </style:style>
    <style:style style:name="T322" style:parent-style-name="SourceText" style:family="text">
      <style:text-properties style:font-name="inherit" fo:font-weight="bold" style:font-weight-asian="bold" style:font-weight-complex="bold" fo:font-size="9.5pt" style:font-size-asian="9.5pt"/>
    </style:style>
    <style:style style:name="T323" style:parent-style-name="SourceText" style:family="text">
      <style:text-properties style:font-name="inherit" fo:font-size="9.5pt" style:font-size-asian="9.5pt"/>
    </style:style>
    <style:style style:name="P324" style:parent-style-name="PreformattedText" style:family="paragraph">
      <style:paragraph-properties fo:widows="2" fo:orphans="2" fo:line-height="130%"/>
    </style:style>
    <style:style style:name="T325" style:parent-style-name="SourceText" style:family="text">
      <style:text-properties style:font-name="inherit" fo:font-weight="bold" style:font-weight-asian="bold" style:font-weight-complex="bold" fo:font-size="12pt" style:font-size-asian="12pt" style:font-size-complex="12pt" fo:language="en" fo:country="US"/>
    </style:style>
    <style:style style:name="P326" style:parent-style-name="PreformattedText" style:family="paragraph">
      <style:paragraph-properties fo:widows="2" fo:orphans="2" fo:line-height="130%"/>
    </style:style>
    <style:style style:name="T327" style:parent-style-name="SourceText" style:family="text">
      <style:text-properties style:font-name="inherit" fo:font-weight="bold" style:font-weight-asian="bold" style:font-weight-complex="bold" fo:font-size="9.5pt" style:font-size-asian="9.5pt"/>
    </style:style>
    <style:style style:name="T328" style:parent-style-name="SourceText" style:family="text">
      <style:text-properties style:font-name="inherit" fo:font-size="9.5pt" style:font-size-asian="9.5pt"/>
    </style:style>
    <style:style style:name="T329" style:parent-style-name="SourceText" style:family="text">
      <style:text-properties style:font-name="inherit" fo:font-size="12pt" style:font-size-asian="12pt" style:font-size-complex="12pt"/>
    </style:style>
    <style:style style:name="T330" style:parent-style-name="SourceText" style:family="text">
      <style:text-properties style:font-name="inherit" fo:font-style="italic" style:font-style-asian="italic" style:font-style-complex="italic" fo:font-size="12pt" style:font-size-asian="12pt" style:font-size-complex="12pt"/>
    </style:style>
    <style:style style:name="T331" style:parent-style-name="SourceText" style:family="text">
      <style:text-properties style:font-name="inherit" fo:font-style="italic" style:font-style-asian="italic" style:font-style-complex="italic" fo:font-size="12pt" style:font-size-asian="12pt" style:font-size-complex="12pt" fo:language="en" fo:country="US"/>
    </style:style>
    <style:style style:name="P332" style:parent-style-name="PreformattedText" style:family="paragraph">
      <style:paragraph-properties fo:widows="2" fo:orphans="2" fo:line-height="130%"/>
    </style:style>
    <style:style style:name="T333" style:parent-style-name="SourceText" style:family="text">
      <style:text-properties style:font-name="inherit" fo:font-weight="bold" style:font-weight-asian="bold" style:font-weight-complex="bold" fo:font-size="9.5pt" style:font-size-asian="9.5pt"/>
    </style:style>
    <style:style style:name="T334" style:parent-style-name="SourceText" style:family="text">
      <style:text-properties style:font-name="inherit" fo:font-size="9.5pt" style:font-size-asian="9.5pt"/>
    </style:style>
    <style:style style:name="P335" style:parent-style-name="PreformattedText" style:family="paragraph">
      <style:paragraph-properties fo:widows="2" fo:orphans="2" fo:line-height="130%"/>
    </style:style>
    <style:style style:name="P336" style:parent-style-name="PreformattedText" style:family="paragraph">
      <style:paragraph-properties fo:widows="2" fo:orphans="2" fo:line-height="130%"/>
    </style:style>
    <style:style style:name="T337" style:parent-style-name="SourceText" style:family="text">
      <style:text-properties style:font-name="inherit" fo:font-weight="bold" style:font-weight-asian="bold" style:font-weight-complex="bold" fo:font-size="9.5pt" style:font-size-asian="9.5pt"/>
    </style:style>
    <style:style style:name="T338" style:parent-style-name="SourceText" style:family="text">
      <style:text-properties style:font-name="inherit" fo:font-size="9.5pt" style:font-size-asian="9.5pt"/>
    </style:style>
    <style:style style:name="P339" style:parent-style-name="PreformattedText" style:family="paragraph">
      <style:paragraph-properties fo:widows="2" fo:orphans="2" fo:line-height="130%"/>
    </style:style>
    <style:style style:name="T340" style:parent-style-name="SourceText" style:family="text">
      <style:text-properties style:font-name="inherit" fo:font-weight="bold" style:font-weight-asian="bold" style:font-weight-complex="bold" fo:font-size="9.5pt" style:font-size-asian="9.5pt"/>
    </style:style>
    <style:style style:name="T341" style:parent-style-name="SourceText" style:family="text">
      <style:text-properties style:font-name="inherit" fo:font-size="9.5pt" style:font-size-asian="9.5pt"/>
    </style:style>
    <style:style style:name="P342" style:parent-style-name="PreformattedText" style:family="paragraph">
      <style:paragraph-properties fo:widows="2" fo:orphans="2" fo:line-height="130%"/>
    </style:style>
    <style:style style:name="T34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4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4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4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4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4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4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50" style:parent-style-name="DefaultParagraphFont" style:family="text">
      <style:text-properties style:font-name="Helvetica, Arial, Sans-serif" fo:font-size="10pt" style:font-size-asian="10pt" style:font-size-complex="10pt" fo:language="en" fo:country="US"/>
    </style:style>
    <style:style style:name="T351" style:parent-style-name="DefaultParagraphFont" style:family="text">
      <style:text-properties style:font-name="Helvetica, Arial, Sans-serif" fo:font-weight="bold" style:font-weight-asian="bold" style:font-weight-complex="bold" fo:font-size="10pt" style:font-size-asian="10pt" style:font-size-complex="10pt" fo:language="en" fo:country="US"/>
    </style:style>
    <style:style style:name="T352" style:parent-style-name="DefaultParagraphFont" style:family="text">
      <style:text-properties style:font-name="Helvetica, Arial, Sans-serif" fo:font-size="10pt" style:font-size-asian="10pt" style:font-size-complex="10pt" fo:language="en" fo:country="US"/>
    </style:style>
    <style:style style:name="T353" style:parent-style-name="DefaultParagraphFont" style:family="text">
      <style:text-properties style:font-name="Helvetica, Arial, Sans-serif" fo:font-size="10pt" style:font-size-asian="10pt" style:font-size-complex="10pt" fo:language="en" fo:country="US"/>
    </style:style>
    <style:style style:name="T354" style:parent-style-name="DefaultParagraphFont" style:family="text">
      <style:text-properties style:font-name="Helvetica, Arial, Sans-serif" fo:font-size="10pt" style:font-size-asian="10pt" style:font-size-complex="10pt" fo:language="en" fo:country="US"/>
    </style:style>
    <style:style style:name="T355" style:parent-style-name="DefaultParagraphFont" style:family="text">
      <style:text-properties style:font-name="Helvetica, Arial, Sans-serif" fo:font-weight="bold" style:font-weight-asian="bold" style:font-weight-complex="bold" fo:font-size="10pt" style:font-size-asian="10pt" style:font-size-complex="10pt" fo:language="en" fo:country="US"/>
    </style:style>
    <style:style style:name="T356" style:parent-style-name="DefaultParagraphFont" style:family="text">
      <style:text-properties style:font-name="Helvetica, Arial, Sans-serif" fo:font-size="10pt" style:font-size-asian="10pt" style:font-size-complex="10pt" fo:language="en" fo:country="US"/>
    </style:style>
    <style:style style:name="T357" style:parent-style-name="DefaultParagraphFont" style:family="text">
      <style:text-properties style:font-name="Helvetica, Arial, Sans-serif" fo:font-size="10pt" style:font-size-asian="10pt" style:font-size-complex="10pt" fo:language="en" fo:country="US"/>
    </style:style>
    <style:style style:name="P358" style:parent-style-name="Textbody" style:family="paragraph">
      <style:text-properties fo:font-size="10pt" style:font-size-asian="10pt" style:font-size-complex="10pt"/>
    </style:style>
    <style:style style:name="T35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6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P361" style:parent-style-name="Textbody" style:family="paragraph">
      <style:text-properties fo:font-style="italic" style:font-style-asian="italic" style:font-style-complex="italic" fo:font-size="11pt" style:font-size-asian="11pt" style:font-size-complex="11pt"/>
    </style:style>
    <style:style style:name="T36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6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6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6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6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6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6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6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37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7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P372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T37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7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7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7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37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37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P379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P380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T38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8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38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84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8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38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87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8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389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9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39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9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39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94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9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39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9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398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39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00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0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0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0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0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05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0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07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08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0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10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1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1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1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1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15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1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1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18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19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2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2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22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2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24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2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2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P427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T42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2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3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3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3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3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43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3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3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P437" style:parent-style-name="Textbody" style:family="paragraph">
      <style:text-properties fo:font-style="italic" style:font-style-asian="italic" style:font-style-complex="italic" fo:font-size="11pt" style:font-size-asian="11pt" style:font-size-complex="11pt"/>
    </style:style>
    <style:style style:name="T43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3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4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44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4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P443" style:parent-style-name="Textbody" style:family="paragraph">
      <style:text-properties fo:font-style="italic" style:font-style-asian="italic" style:font-style-complex="italic" fo:font-size="11pt" style:font-size-asian="11pt" style:font-size-complex="11pt"/>
    </style:style>
    <style:style style:name="T44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4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4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4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4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44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5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5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52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5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5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55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5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57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5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59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6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6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62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6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6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65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6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67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6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69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7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7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7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7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7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75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7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7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7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47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8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48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8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8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84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85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8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87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88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89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9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91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92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9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494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49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9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49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49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P499" style:parent-style-name="Textbody" style:family="paragraph">
      <style:text-properties fo:font-size="10pt" style:font-size-asian="10pt" style:font-size-complex="10pt"/>
    </style:style>
    <style:style style:name="T50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0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0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0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0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0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0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0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0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0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1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1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1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1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1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1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P516" style:parent-style-name="Textbody" style:family="paragraph">
      <style:text-properties fo:font-size="10pt" style:font-size-asian="10pt" style:font-size-complex="10pt"/>
    </style:style>
    <style:style style:name="T51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1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1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2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2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2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23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52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525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526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527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P528" style:parent-style-name="Textbody" style:family="paragraph">
      <style:text-properties fo:font-size="10pt" style:font-size-asian="10pt" style:font-size-complex="10pt"/>
    </style:style>
    <style:style style:name="T52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3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53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32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T53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en" fo:country="US"/>
    </style:style>
    <style:style style:name="T534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T53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en" fo:country="US"/>
    </style:style>
    <style:style style:name="T536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T53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en" fo:country="US"/>
    </style:style>
    <style:style style:name="T538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T539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P540" style:parent-style-name="Textbody" style:family="paragraph">
      <style:text-properties fo:font-size="10pt" style:font-size-asian="10pt"/>
    </style:style>
    <style:style style:name="T54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4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54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44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T54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en" fo:country="US"/>
    </style:style>
    <style:style style:name="T546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T54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en" fo:country="US"/>
    </style:style>
    <style:style style:name="T548" style:parent-style-name="DefaultParagraphFont" style:family="text">
      <style:text-properties style:font-name="Helvetica, Arial, Sans-serif" fo:font-style="italic" style:font-style-asian="italic" style:font-style-complex="italic" fo:color="#000000" fo:font-size="11pt" style:font-size-asian="11pt" style:font-size-complex="11pt" fo:language="en" fo:country="US"/>
    </style:style>
    <style:style style:name="P549" style:parent-style-name="Textbody" style:family="paragraph">
      <style:text-properties fo:font-size="10pt" style:font-size-asian="10pt" style:font-size-complex="10pt"/>
    </style:style>
    <style:style style:name="P550" style:parent-style-name="Textbody" style:family="paragraph">
      <style:text-properties fo:font-size="10pt" style:font-size-asian="10pt" style:font-size-complex="10pt"/>
    </style:style>
    <style:style style:name="P551" style:parent-style-name="Textbody" style:family="paragraph">
      <style:text-properties fo:font-size="10pt" style:font-size-asian="10pt" style:font-size-complex="10pt"/>
    </style:style>
    <style:style style:name="T55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5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55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5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5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5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5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59" style:parent-style-name="DefaultParagraphFont" style:family="text">
      <style:text-properties style:font-name="Helvetica, Arial, Sans-serif" fo:font-style="italic" style:font-style-asian="italic" style:font-style-complex="italic" fo:font-size="10pt" style:font-size-asian="10pt" style:font-size-complex="10pt" fo:language="en" fo:country="US"/>
    </style:style>
    <style:style style:name="T56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6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6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bg" fo:country="BG"/>
    </style:style>
    <style:style style:name="T56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bg" fo:country="BG"/>
    </style:style>
    <style:style style:name="T56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6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6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bg" fo:country="BG"/>
    </style:style>
    <style:style style:name="T56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6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bg" fo:country="BG"/>
    </style:style>
    <style:style style:name="T56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7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7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7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7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7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7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7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7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7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7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8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8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8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8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8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8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8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8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8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8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9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9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9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9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9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9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96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9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598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599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600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01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60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03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60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0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06" style:parent-style-name="DefaultParagraphFont" style:family="text">
      <style:text-properties fo:font-size="11pt" style:font-size-asian="11pt" style:font-size-complex="11pt"/>
    </style:style>
    <style:style style:name="T607" style:parent-style-name="DefaultParagraphFont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608" style:parent-style-name="DefaultParagraphFont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609" style:parent-style-name="DefaultParagraphFont" style:family="text">
      <style:text-properties fo:font-size="11pt" style:font-size-asian="11pt" style:font-size-complex="11pt"/>
    </style:style>
    <style:style style:name="T61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11" style:parent-style-name="DefaultParagraphFont" style:family="text">
      <style:text-properties fo:font-size="11pt" style:font-size-asian="11pt" style:font-size-complex="11pt"/>
    </style:style>
    <style:style style:name="T612" style:parent-style-name="DefaultParagraphFont" style:family="text">
      <style:text-properties fo:font-size="11pt" style:font-size-asian="11pt" style:font-size-complex="11pt" fo:language="en" fo:country="US"/>
    </style:style>
    <style:style style:name="T613" style:parent-style-name="DefaultParagraphFont" style:family="text">
      <style:text-properties fo:font-size="11pt" style:font-size-asian="11pt" style:font-size-complex="11pt"/>
    </style:style>
    <style:style style:name="T614" style:parent-style-name="DefaultParagraphFont" style:family="text">
      <style:text-properties fo:font-size="11pt" style:font-size-asian="11pt" style:font-size-complex="11pt" fo:language="en" fo:country="US"/>
    </style:style>
    <style:style style:name="T615" style:parent-style-name="DefaultParagraphFont" style:family="text">
      <style:text-properties fo:font-size="11pt" style:font-size-asian="11pt" style:font-size-complex="11pt"/>
    </style:style>
    <style:style style:name="T616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617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618" style:parent-style-name="DefaultParagraphFont" style:family="text">
      <style:text-properties fo:font-size="11pt" style:font-size-asian="11pt" style:font-size-complex="11pt"/>
    </style:style>
    <style:style style:name="T619" style:parent-style-name="DefaultParagraphFont" style:family="text">
      <style:text-properties fo:font-size="11pt" style:font-size-asian="11pt" style:font-size-complex="11pt" fo:language="en" fo:country="US"/>
    </style:style>
    <style:style style:name="T620" style:parent-style-name="DefaultParagraphFont" style:family="text">
      <style:text-properties fo:font-size="11pt" style:font-size-asian="11pt" style:font-size-complex="11pt"/>
    </style:style>
    <style:style style:name="T621" style:parent-style-name="DefaultParagraphFont" style:family="text">
      <style:text-properties fo:font-size="11pt" style:font-size-asian="11pt" style:font-size-complex="11pt" fo:language="en" fo:country="US"/>
    </style:style>
    <style:style style:name="T622" style:parent-style-name="DefaultParagraphFont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623" style:parent-style-name="DefaultParagraphFont" style:family="text">
      <style:text-properties fo:font-size="11pt" style:font-size-asian="11pt" style:font-size-complex="11pt" fo:language="en" fo:country="US"/>
    </style:style>
    <style:style style:name="T624" style:parent-style-name="DefaultParagraphFont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625" style:parent-style-name="DefaultParagraphFont" style:family="text">
      <style:text-properties fo:font-size="11pt" style:font-size-asian="11pt" style:font-size-complex="11pt" fo:language="en" fo:country="US"/>
    </style:style>
    <style:style style:name="T626" style:parent-style-name="DefaultParagraphFont" style:family="text">
      <style:text-properties fo:font-weight="bold" style:font-weight-asian="bold" style:font-weight-complex="bold" fo:font-size="11pt" style:font-size-asian="11pt" style:font-size-complex="11pt" fo:language="en" fo:country="US"/>
    </style:style>
    <style:style style:name="T627" style:parent-style-name="DefaultParagraphFont" style:family="text">
      <style:text-properties fo:font-size="11pt" style:font-size-asian="11pt" style:font-size-complex="11pt"/>
    </style:style>
    <style:style style:name="T6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29" style:parent-style-name="DefaultParagraphFont" style:family="text">
      <style:text-properties fo:font-size="11pt" style:font-size-asian="11pt" style:font-size-complex="11pt"/>
    </style:style>
    <style:style style:name="T630" style:parent-style-name="DefaultParagraphFont" style:family="text">
      <style:text-properties fo:font-size="11pt" style:font-size-asian="11pt" style:font-size-complex="11pt" fo:language="en" fo:country="US"/>
    </style:style>
    <style:style style:name="T631" style:parent-style-name="DefaultParagraphFont" style:family="text">
      <style:text-properties fo:font-size="11pt" style:font-size-asian="11pt" style:font-size-complex="11pt"/>
    </style:style>
    <style:style style:name="T632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  <style:style style:name="T633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634" style:parent-style-name="DefaultParagraphFont" style:family="text">
      <style:text-properties fo:font-style="italic" style:font-style-asian="italic" style:font-style-complex="italic" fo:font-size="10pt" style:font-size-asian="10pt" style:font-size-complex="10pt" fo:language="en" fo:country="US"/>
    </style:style>
    <style:style style:name="T635" style:parent-style-name="DefaultParagraphFont" style:family="text">
      <style:text-properties fo:font-size="11pt" style:font-size-asian="11pt" style:font-size-complex="11pt"/>
    </style:style>
    <style:style style:name="T636" style:parent-style-name="DefaultParagraphFont" style:family="text">
      <style:text-properties fo:font-size="11pt" style:font-size-asian="11pt" style:font-size-complex="11pt" fo:language="en" fo:country="US"/>
    </style:style>
    <style:style style:name="P637" style:parent-style-name="Textbody" style:family="paragraph">
      <style:text-properties fo:font-size="11pt" style:font-size-asian="11pt" style:font-size-complex="11pt"/>
    </style:style>
    <style:style style:name="T638" style:parent-style-name="DefaultParagraphFont" style:family="text">
      <style:text-properties fo:font-size="11pt" style:font-size-asian="11pt" style:font-size-complex="11pt"/>
    </style:style>
    <style:style style:name="T63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40" style:parent-style-name="DefaultParagraphFont" style:family="text">
      <style:text-properties fo:font-size="11pt" style:font-size-asian="11pt" style:font-size-complex="11pt"/>
    </style:style>
    <style:style style:name="T641" style:parent-style-name="DefaultParagraphFont" style:family="text">
      <style:text-properties fo:font-size="11pt" style:font-size-asian="11pt" style:font-size-complex="11pt" fo:language="en" fo:country="US"/>
    </style:style>
    <style:style style:name="T642" style:parent-style-name="DefaultParagraphFont" style:family="text">
      <style:text-properties fo:font-size="11pt" style:font-size-asian="11pt" style:font-size-complex="11pt"/>
    </style:style>
    <style:style style:name="T643" style:parent-style-name="DefaultParagraphFont" style:family="text">
      <style:text-properties fo:font-size="11pt" style:font-size-asian="11pt" style:font-size-complex="11pt" fo:language="en" fo:country="US"/>
    </style:style>
    <style:style style:name="T644" style:parent-style-name="DefaultParagraphFont" style:family="text">
      <style:text-properties fo:font-size="11pt" style:font-size-asian="11pt" style:font-size-complex="11pt"/>
    </style:style>
    <style:style style:name="P645" style:parent-style-name="Textbody" style:family="paragraph">
      <style:text-properties fo:font-size="11pt" style:font-size-asian="11pt" style:font-size-complex="11pt"/>
    </style:style>
    <style:style style:name="P646" style:parent-style-name="Textbody" style:family="paragraph">
      <style:text-properties fo:font-size="11pt" style:font-size-asian="11pt" style:font-size-complex="11pt"/>
    </style:style>
    <style:style style:name="T6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48" style:parent-style-name="DefaultParagraphFont" style:family="text">
      <style:text-properties fo:font-size="11pt" style:font-size-asian="11pt" style:font-size-complex="11pt"/>
    </style:style>
    <style:style style:name="T6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650" style:parent-style-name="DefaultParagraphFont" style:family="text">
      <style:text-properties fo:font-size="11pt" style:font-size-asian="11pt" style:font-size-complex="11pt"/>
    </style:style>
    <style:style style:name="T651" style:parent-style-name="DefaultParagraphFont" style:family="text">
      <style:text-properties fo:font-size="11pt" style:font-size-asian="11pt" style:font-size-complex="11pt"/>
    </style:style>
    <style:style style:name="T65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65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5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65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5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65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5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65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6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P661" style:parent-style-name="Textbody" style:family="paragraph">
      <style:text-properties fo:font-size="10pt" style:font-size-asian="10pt" style:font-size-complex="10pt" fo:language="bg" fo:country="BG"/>
    </style:style>
    <style:style style:name="T662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66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313130" fo:font-size="14pt" style:font-size-asian="14pt" style:font-size-complex="14pt" fo:language="en" fo:country="US"/>
    </style:style>
    <style:style style:name="T66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313130" fo:font-size="14pt" style:font-size-asian="14pt" style:font-size-complex="14pt" fo:language="en" fo:country="US"/>
    </style:style>
    <style:style style:name="T665" style:parent-style-name="DefaultParagraphFont" style:family="text">
      <style:text-properties style:font-name="BlinkMacSystemFont, apple-syste" fo:font-style="italic" style:font-style-asian="italic" style:font-style-complex="italic" fo:color="#313130" style:font-size-complex="11pt" fo:language="en" fo:country="US"/>
    </style:style>
    <style:style style:name="T666" style:parent-style-name="DefaultParagraphFont" style:family="text">
      <style:text-properties style:font-name="BlinkMacSystemFont, apple-syste" fo:font-weight="bold" style:font-weight-asian="bold" style:font-weight-complex="bold" fo:font-style="italic" style:font-style-asian="italic" style:font-style-complex="italic" fo:color="#313130" style:font-size-complex="11pt" fo:language="en" fo:country="US"/>
    </style:style>
    <style:style style:name="T667" style:parent-style-name="DefaultParagraphFont" style:family="text">
      <style:text-properties style:font-name="BlinkMacSystemFont, apple-syste" fo:font-style="italic" style:font-style-asian="italic" style:font-style-complex="italic" fo:color="#313130" style:font-size-complex="11pt" fo:language="en" fo:country="US"/>
    </style:style>
    <style:style style:name="T668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6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313130" fo:font-size="11pt" style:font-size-asian="11pt" style:font-size-complex="11pt" fo:language="en" fo:country="US"/>
    </style:style>
    <style:style style:name="T670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7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313130" fo:font-size="11pt" style:font-size-asian="11pt" style:font-size-complex="11pt" fo:language="en" fo:country="US"/>
    </style:style>
    <style:style style:name="T672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7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color="#313130" fo:font-size="11pt" style:font-size-asian="11pt" style:font-size-complex="11pt" fo:language="en" fo:country="US"/>
    </style:style>
    <style:style style:name="T674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75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76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77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78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79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80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81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82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83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84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85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0pt" style:font-size-asian="10pt" style:font-size-complex="10pt" fo:language="en" fo:country="US"/>
    </style:style>
    <style:style style:name="T686" style:parent-style-name="DefaultParagraphFont" style:family="text">
      <style:text-properties style:font-name="Consolas, 'Lucida Console', Men" fo:font-style="italic" style:font-style-asian="italic" style:font-style-complex="italic" fo:font-size="10pt" style:font-size-asian="10pt" style:font-size-complex="10pt" fo:language="en" fo:country="US"/>
    </style:style>
    <style:style style:name="T687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88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89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90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91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92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93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94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95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96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97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698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699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700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701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702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703" style:parent-style-name="DefaultParagraphFont" style:family="text">
      <style:text-properties style:font-name="Consolas, 'Lucida Console', Men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04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705" style:parent-style-name="DefaultParagraphFont" style:family="text">
      <style:text-properties style:font-name="Consolas, 'Lucida Console', Men" fo:font-style="italic" style:font-style-asian="italic" style:font-style-complex="italic" fo:font-size="11pt" style:font-size-asian="11pt" style:font-size-complex="11pt" fo:language="en" fo:country="US"/>
    </style:style>
    <style:style style:name="T70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0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70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0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  <style:style style:name="T71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711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T712" style:parent-style-name="DefaultParagraphFont" style:family="text">
      <style:text-properties fo:font-style="italic" style:font-style-asian="italic" style:font-style-complex="italic" fo:font-size="11pt" style:font-size-asian="11pt" style:font-size-complex="11pt"/>
    </style:style>
    <style:style style:name="P71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71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/>
    </style:style>
    <style:style style:name="T715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1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17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P718" style:parent-style-name="Textbody" style:family="paragraph">
      <style:text-properties fo:font-style="italic" style:font-style-asian="italic" style:font-style-complex="italic" fo:font-size="10pt" style:font-size-asian="10pt" style:font-size-complex="10pt"/>
    </style:style>
    <style:style style:name="T719" style:parent-style-name="DefaultParagraphFont" style:family="text">
      <style:text-properties style:font-name="Helvetica, Arial, Sans-serif" fo:font-style="italic" style:font-style-asian="italic" style:font-style-complex="italic" fo:font-size="13pt" style:font-size-asian="13pt" style:font-size-complex="13pt" fo:language="en" fo:country="US"/>
    </style:style>
    <style:style style:name="T720" style:parent-style-name="DefaultParagraphFont" style:family="text">
      <style:text-properties style:font-name="Helvetica, Arial, Sans-serif" fo:font-style="italic" style:font-style-asian="italic" style:font-style-complex="italic" fo:font-size="13pt" style:font-size-asian="13pt" style:font-size-complex="13pt" fo:language="en" fo:country="US"/>
    </style:style>
    <style:style style:name="T72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2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2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2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2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2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2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2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2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3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3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3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3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3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3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3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3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38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39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40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41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42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43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44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45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T746" style:parent-style-name="DefaultParagraphFont" style:family="text">
      <style:text-properties style:font-name="Helvetica, Arial, Sans-serif" fo:font-style="italic" style:font-style-asian="italic" style:font-style-complex="italic" fo:font-size="11pt" style:font-size-asian="11pt" style:font-size-complex="11pt" fo:language="en" fo:country="US"/>
    </style:style>
    <style:style style:name="T74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</office:automatic-styles>
  <office:body>
    <office:text text:use-soft-page-breaks="true">
      <text:p text:style-name="P1"><text:bookmark-start text:name="javscript-data-types"/><text:bookmark-start text:name="javscript-data-types1"/><text:bookmark-end text:name="javscript-data-types"/><text:bookmark-end text:name="javscript-data-types1"/><text:span text:style-name="T2">1. 1.<text:s/></text:span><text:span text:style-name="T3">What are the different data types present in javascript?</text:span></text:p>
      <text:p text:style-name="P4"/>
      <text:p text:style-name="P5"><text:span text:style-name="T6">There are 7 types<text:s/></text:span><text:span text:style-name="T7">primitive</text:span><text:span text:style-name="T8"><text:s/>types:</text:span></text:p>
      <text:p text:style-name="P9"><text:span text:style-name="T10">-</text:span><text:span text:style-name="T11">Number</text:span><text:span text:style-name="T12">: are allays floating</text:span></text:p>
      <text:p text:style-name="P13"><text:span text:style-name="T14">-</text:span><text:span text:style-name="T15">Bigint</text:span><text:span text:style-name="T16">:</text:span></text:p>
      <text:p text:style-name="P17"><text:span text:style-name="T18">-</text:span><text:span text:style-name="T19">String</text:span><text:span text:style-name="T20">: sequance of charackters</text:span></text:p>
      <text:p text:style-name="P21"><text:span text:style-name="T22">-</text:span><text:span text:style-name="T23">Boolean</text:span><text:span text:style-name="T24">:<text:s/></text:span><text:span text:style-name="T25">logical type</text:span></text:p>
      <text:p text:style-name="P26"><text:span text:style-name="T27">-</text:span><text:span text:style-name="T28">Null</text:span><text:span text:style-name="T29">: <text:s/>It represents a non-existent or<text:s/></text:span><text:span text:style-name="T30">an</text:span><text:span text:style-name="T31"><text:s/>invalid value</text:span></text:p>
      <text:p text:style-name="P32"><text:span text:style-name="T33">-</text:span><text:span text:style-name="T34">Undefined</text:span><text:span text:style-name="T35">: When a variable is declared but not assigned, it has the value of undefined and it’s type is also undefined.</text:span></text:p>
      <text:p text:style-name="P36"><text:span text:style-name="T37">-</text:span><text:span text:style-name="T38">Symbol</text:span><text:span text:style-name="T39">: It is used to store an anonymous and unique value</text:span><text:span text:style-name="T40">. var s</text:span><text:span text:style-name="T41">ymbol1 = Symbol('symbol');</text:span></text:p>
      <text:p text:style-name="P42"><text:s/></text:p>
      <text:p text:style-name="P43"><text:span text:style-name="T44">Object</text:span><text:span text:style-name="T45"><text:s/>types:</text:span></text:p>
      <text:p text:style-name="P46"><text:span text:style-name="T47">Objects</text:span><text:span text:style-name="T48">: Defines a</text:span><text:span text:style-name="T49"><text:s/>key-value pairs</text:span></text:p>
      <text:p text:style-name="P50">const human = {</text:p>
      <text:p text:style-name="P51"><text:s text:c="4"/>name: 'Aleks',</text:p>
      <text:p text:style-name="P52"><text:s text:c="4"/>friends: ['Gosho', 'Tosho']</text:p>
      <text:p text:style-name="P53">};</text:p>
      <text:p text:style-name="P54"/>
      <text:p text:style-name="P55"><text:span text:style-name="T56">Arrays<text:s/></text:span><text:span text:style-name="T57">Collection of data as an ordered list</text:span></text:p>
      <text:p text:style-name="P58"/>
      <text:p text:style-name="P59"><text:span text:style-name="T60">Java Script<text:s/></text:span><text:span text:style-name="T61">has</text:span><text:span text:style-name="T62"><text:s/>a<text:s/></text:span><text:span text:style-name="T63">dynamic</text:span><text:span text:style-name="T64"><text:s/></text:span><text:span text:style-name="T65">type</text:span><text:span text:style-name="T66"><text:s/>- <text:s/>Can<text:s/></text:span><text:span text:style-name="T67">easily</text:span><text:span text:style-name="T68"><text:s/>change the value<text:s/></text:span><text:span text:style-name="T69">from</text:span><text:span text:style-name="T70"><text:s/>the variable</text:span></text:p>
      <text:p text:style-name="P71"><text:span text:style-name="T72">With using '</text:span><text:span text:style-name="T73">typeof</text:span><text:span text:style-name="T74">' we cannot find the value.</text:span></text:p>
      <text:p text:style-name="P75"><text:span text:style-name="T76">let</text:span><text:span text:style-name="T77"><text:s/>- when we want to change value <text:s/>(block scope)</text:span></text:p>
      <text:p text:style-name="P78"><text:span text:style-name="T79">conts</text:span><text:span text:style-name="T80"><text:s/>- (good practice is when we cannot change variable to use conts)</text:span></text:p>
      <text:p text:style-name="P81"><text:span text:style-name="T82">var</text:span><text:span text:style-name="T83"><text:s/>- old way for declaring<text:s/></text:span><text:span text:style-name="T84">variables</text:span><text:span text:style-name="T85">. (</text:span><text:span text:style-name="T86">function</text:span><text:span text:style-name="T87"><text:s/>scope)</text:span></text:p>
      <text:p text:style-name="P88"/>
      <text:p text:style-name="P89"/>
      <text:p text:style-name="Standard"><text:span text:style-name="T90">2. Explain Hoisting in<text:s/></text:span><text:span text:style-name="T91">JavaScript</text:span><text:span text:style-name="T92">.</text:span></text:p>
      <text:p text:style-name="P93"/>
      <text:p text:style-name="P94"><text:span text:style-name="T95">Hoisting is JavaScript's default behavior of</text:span><text:span text:style-name="T96"><text:s/>moving all declarations to the top of the current scope<text:s/></text:span><text:span text:style-name="T97">(to the top of the current script or the current function). The sc</text:span><text:span text:style-name="T98">ope can be<text:s/></text:span><text:span text:style-name="T99">local</text:span><text:span text:style-name="T100"><text:s/>and<text:s/></text:span><text:span text:style-name="T101">global. In JS <text:s/>a variable</text:span><text:span text:style-name="T102"><text:s/>can be used before it has been declared</text:span><text:span text:style-name="T103">.Variables defined with<text:s/></text:span><text:span text:style-name="T104">let</text:span><text:span text:style-name="T105"><text:s/>and<text:s/></text:span><text:span text:style-name="T106">const</text:span><text:span text:style-name="T107"><text:s/>are hoisted to the top of the block, but<text:s/></text:span><text:span text:style-name="T108">not initialized,</text:span><text:span text:style-name="T109"><text:s/></text:span><text:span text:style-name="T110">and they c</text:span><text:span text:style-name="T111">annot be used until it has been<text:s/></text:span><text:span text:style-name="T112">declared</text:span><text:span text:style-name="T113">.</text:span></text:p>
      <text:p text:style-name="Standard"/>
      <text:p text:style-name="Standard"><text:bookmark-start text:name="comparison-operators"/><text:bookmark-end text:name="comparison-operators"/><text:span text:style-name="T114">3. Difference between “</text:span><text:span text:style-name="T115"><text:s/>== “ and “ === “ operators.</text:span></text:p>
      <text:p text:style-name="Textbody"><text:line-break/><text:span text:style-name="T116">Both are<text:s/></text:span><text:span text:style-name="T117">comparison</text:span><text:span text:style-name="T118"><text:s/>operators. The difference between both the operators is that,“==” is used to compare<text:s/></text:span><text:span text:style-name="T119">values</text:span><text:span text:style-name="T120"><text:s/>whereas, “ === “ is used to compare both<text:s/></text:span><text:span text:style-name="T121">value</text:span><text:span text:style-name="T122"><text:s/>and<text:s/></text:span><text:span text:style-name="T123">types</text:span><text:span text:style-name="T124">.</text:span></text:p>
      <text:p text:style-name="Textbody"/>
      <text:p text:style-name="Standard"><text:span text:style-name="T125">4 .Is javascript a statically typed or a dynamically ty</text:span><text:span text:style-name="T126">ped language?</text:span></text:p>
      <text:p text:style-name="Textbody"><text:span text:style-name="T127"><text:line-break/></text:span><text:span text:style-name="T128">JavaScript is a<text:s/></text:span><text:span text:style-name="T129">dynamically</text:span><text:span text:style-name="T130"><text:s/>typed language. In a<text:s/></text:span><text:span text:style-name="T131">dynamically</text:span><text:span text:style-name="T132"><text:s/>typed language, the type of a variable is checked during</text:span><text:span text:style-name="T133"><text:s/>run-time.</text:span><text:span text:style-name="T134"><text:s/>In contrast to<text:s/></text:span><text:span text:style-name="T135">statically</text:span><text:span text:style-name="T136"><text:s/>typed language, where the type of a variable is checked during<text:s/></text:span><text:span text:style-name="T137">compile-time. V</text:span><text:span text:style-name="T138">ariables<text:s/></text:span><text:span text:style-name="T139">have no type, variables change type easely. A variable can hold the value of any data type. Example:</text:span></text:p>
      <text:p text:style-name="Textbody"><text:span text:style-name="T140">var a = 23;</text:span></text:p>
      <text:p text:style-name="Textbody"><text:span text:style-name="T141">var a = "Hello World!";</text:span></text:p>
      <text:p text:style-name="Standard"/>
      <text:p text:style-name="Standard"><text:span text:style-name="T142"><text:s/>.5. Explain passed by value and passed by reference.</text:span></text:p>
      <text:p text:style-name="Textbody"><text:span text:style-name="T143"><text:line-break/></text:span><text:span text:style-name="T144">In JavaScript, primitive data types are passed by<text:s/></text:span><text:span text:style-name="T145">value</text:span><text:span text:style-name="T146"><text:s/>and non</text:span><text:span text:style-name="T147">-primitive data types are passed by<text:s/></text:span><text:span text:style-name="T148">reference</text:span><text:span text:style-name="T149">.<text:s/></text:span><text:span text:style-name="T150">Passed by value<text:s/></text:span><text:span text:style-name="T151">copy of primitive value (have two addresses i memory with same value)</text:span></text:p>
      <text:p text:style-name="Textbody"><text:span text:style-name="T152">var<text:s/></text:span><text:span text:style-name="T153">y</text:span><text:span text:style-name="T154"><text:s/>= 5 <text:s/>=&gt;<text:s/></text:span><text:span text:style-name="T155">(</text:span><text:span text:style-name="T156"><text:s/>#8454; //<text:s/></text:span><text:span text:style-name="T157">y</text:span><text:span text:style-name="T158"><text:s/>is on <text:s/>address of the value 234</text:span><text:span text:style-name="T159">)</text:span></text:p>
      <text:p text:style-name="Textbody"><text:span text:style-name="T160">var<text:s/></text:span><text:span text:style-name="T161">z</text:span><text:span text:style-name="T162"><text:s/>=<text:s/></text:span><text:span text:style-name="T163">y</text:span><text:span text:style-name="T164">;</text:span></text:p>
      <text:p text:style-name="Textbody"><text:span text:style-name="T165">var<text:s/></text:span><text:span text:style-name="T166">z</text:span><text:span text:style-name="T167"><text:s/>= #5411; //<text:s/></text:span><text:span text:style-name="T168">z</text:span><text:span text:style-name="T169"><text:s/>is on <text:s/>a completely new addres</text:span><text:span text:style-name="T170">s of the value 234</text:span><text:line-break/></text:p>
      <text:p text:style-name="Textbody"><text:span text:style-name="T171"><text:s/></text:span><text:span text:style-name="T172">Passed by<text:s/></text:span><text:span text:style-name="T173">reference</text:span><text:span text:style-name="T174"><text:s/></text:span><text:span text:style-name="T175">pointing</text:span><text:span text:style-name="T176"><text:s/>to the same address in memory!</text:span></text:p>
      <text:p text:style-name="Textbody"/>
      <text:p text:style-name="Standard"><text:span text:style-name="T177"><text:s/>.<text:s/></text:span><text:span text:style-name="T178">6 .<text:s/></text:span><text:span text:style-name="T179">Function Declarations vs. Function Expressions</text:span></text:p>
      <text:p text:style-name="Textbody"><text:span text:style-name="T180"><text:line-break/></text:span><text:span text:style-name="T181">Function Declaration</text:span></text:p>
      <text:p text:style-name="Textbody"><text:span text:style-name="T182">Here, the function is defined starting with the function</text:span><text:span text:style-name="T183"><text:s/>keyword then a name followed by parentheses<text:s/></text:span><text:span text:style-name="T184">and then curly braces where your statements will be written.</text:span></text:p>
      <text:p text:style-name="Textbody"><text:span text:style-name="T185">function calcAge(birthYear) {</text:span></text:p>
      <text:p text:style-name="Textbody"><text:span text:style-name="T186"><text:s text:c="4"/>return 2021 - birthYear;</text:span></text:p>
      <text:p text:style-name="Textbody"><text:span text:style-name="T187">}</text:span></text:p>
      <text:p text:style-name="Textbody"><text:span text:style-name="T188">Function Expression</text:span></text:p>
      <text:p text:style-name="Textbody"><text:span text:style-name="T189">Unlike function declaration, function expression<text:s/></text:span><text:span text:style-name="T190">does not have a<text:s/></text:span><text:span text:style-name="T191">name, this is usually called an anonymous function</text:span><text:span text:style-name="T192">.<text:s/></text:span><text:span text:style-name="T193">(IIFE)</text:span></text:p>
      <text:p text:style-name="Textbody"><text:span text:style-name="T194">const calcAge<text:s/></text:span><text:span text:style-name="T195">= function(birthYear) {</text:span></text:p>
      <text:p text:style-name="Textbody"><text:span text:style-name="T196"><text:s text:c="4"/>return 2021 -birthYear;</text:span></text:p>
      <text:p text:style-name="Textbody"><text:span text:style-name="T197">} <text:s/></text:span></text:p>
      <text:p text:style-name="Textbody"><text:span text:style-name="T198">const calcAge will be a function</text:span><text:span text:style-name="T199"><text:s/>and we can invoke it<text:s/></text:span><text:span text:style-name="T200">: calcAge(1991)</text:span></text:p>
      <text:p text:style-name="P201"/>
      <text:p text:style-name="Textbody"><text:span text:style-name="T202">What is the difference between the two?</text:span></text:p>
      <text:p text:style-name="Textbody"><text:span text:style-name="T203">The main practic</text:span><text:span text:style-name="T204">al difference is that<text:s/></text:span><text:span text:style-name="T205">you can call function declaration before you define it</text:span><text:span text:style-name="T206"><text:s/>and your code will work just fine but with function expression, it's impossible and JavaScript will throw an error at you.</text:span></text:p>
      <text:p text:style-name="Textbody"/>
      <text:p text:style-name="Standard"><text:span text:style-name="T207"><text:s/></text:span><text:span text:style-name="T208">.7.</text:span><text:span text:style-name="T209"><text:s/></text:span><text:bookmark-start text:name="invoked-function"/><text:bookmark-end text:name="invoked-function"/><text:span text:style-name="T210">What is an Immediately Invoked Function in JavaScr</text:span><text:span text:style-name="T211">ipt?</text:span></text:p>
      <text:p text:style-name="Textbody"><text:span text:style-name="T212"><text:line-break/></text:span><text:span text:style-name="T213">An Immediately Invoked Function ( known as IIFE) is a function that runs as soon as it is defined. Two sets of<text:s/></text:span><text:span text:style-name="T214">parentheses(скоби).<text:s/></text:span><text:span text:style-name="T215">Syntax:</text:span></text:p>
      <text:p text:style-name="Textbody"><text:span text:style-name="T216"><text:s/>(</text:span><text:span text:style-name="T217">function(){</text:span></text:p>
      <text:p text:style-name="Textbody"><text:span text:style-name="T218"><text:s text:c="3"/>// Do something;</text:span></text:p>
      <text:p text:style-name="Textbody"><text:span text:style-name="T219"><text:s/>}</text:span><text:span text:style-name="T220">)()</text:span><text:span text:style-name="T221">; <text:s text:c="2"/></text:span><text:span text:style-name="T222"><text:s/></text:span><text:span text:style-name="T223">function expression</text:span></text:p>
      <text:p text:style-name="Textbody"/>
      <text:soft-page-break/>
      <text:p text:style-name="Standard"><text:span text:style-name="T224">.7.</text:span><text:span text:style-name="T225"><text:s/></text:span><text:bookmark-start text:name="invoked-function1"/><text:bookmark-end text:name="invoked-function1"/><text:span text:style-name="T226">What is an<text:s/></text:span><text:span text:style-name="T227">Arrow function</text:span><text:span text:style-name="T228">?</text:span></text:p>
      <text:p text:style-name="Textbody"><text:span text:style-name="T229"><text:line-break/></text:span><text:span text:style-name="T230">Special form of<text:s/></text:span><text:span text:style-name="T231">function</text:span><text:span text:style-name="T232"><text:s/></text:span><text:span text:style-name="T233">expression</text:span><text:span text:style-name="T234">, shorter and faster to write. Arrow functions are declared without the<text:s/></text:span><text:span text:style-name="T235">function</text:span><text:span text:style-name="T236"><text:s/></text:span><text:span text:style-name="T237">keyword</text:span><text:span text:style-name="T238">, is not need to use<text:s/></text:span><text:span text:style-name="T239">return</text:span><text:span text:style-name="T240"><text:s/></text:span><text:span text:style-name="T241">keyword</text:span><text:span text:style-name="T242">.</text:span></text:p>
      <text:p text:style-name="Textbody"/>
      <text:p text:style-name="P243">// Traditional Function Expression</text:p>
      <text:p text:style-name="Textbody"><text:span text:style-name="T244">const</text:span><text:s/>add = function(a,b){</text:p>
      <text:p text:style-name="Textbody"><text:s text:c="2"/>return a + b;</text:p>
      <text:p text:style-name="Textbody">}</text:p>
      <text:p text:style-name="P245">// Arrow Function Expression</text:p>
      <text:p text:style-name="Textbody"><text:span text:style-name="T246">const</text:span><text:s/>arrowAdd = (a,b) =&gt; a + b;</text:p>
      <text:p text:style-name="Textbody"/>
      <text:p text:style-name="Standard"><text:span text:style-name="T247">.8. Explain “this” keyword.</text:span></text:p>
      <text:p text:style-name="Textbody"><text:line-break/><text:span text:style-name="T248">The “this” keyword refers to the object that the function is a property<text:s/></text:span><text:span text:style-name="T249">of.</text:span></text:p>
      <text:p text:style-name="Textbody"><text:span text:style-name="T250">The value of “this” keyword will always depend on the object that is invoking the function. Depending on which content is <text:s/>invoked (</text:span><text:span text:style-name="T251">Global, Object content)</text:span></text:p>
      <text:p text:style-name="Textbody">function<text:s/><text:span text:style-name="T252">print</text:span><text:span text:style-name="T253">Something</text:span>() {</text:p>
      <text:p text:style-name="Textbody"><text:s text:c="2"/>console.log(<text:span text:style-name="T254">this</text:span>);</text:p>
      <text:p text:style-name="Textbody">}</text:p>
      <text:p text:style-name="Textbody"><text:span text:style-name="T255">print</text:span><text:span text:style-name="T256">Something</text:span>();<text:s/><text:span text:style-name="T257">→ will return <text:s/></text:span><text:span text:style-name="T258">window</text:span><text:span text:style-name="T259"><text:s/></text:span><text:span text:style-name="T260">objec</text:span><text:span text:style-name="T261">t</text:span><text:span text:style-name="T262"><text:s/>because is invoked in<text:s/></text:span><text:span text:style-name="T263">global</text:span><text:span text:style-name="T264"><text:s/></text:span><text:span text:style-name="T265">object</text:span></text:p>
      <text:p text:style-name="Textbody"><text:span text:style-name="T266">------------------------</text:span><text:span text:style-name="T267">------------------------------------------------------------------------------------------------</text:span></text:p>
      <text:p text:style-name="Textbody">var<text:s/><text:span text:style-name="T268">obj</text:span><text:s/>= {</text:p>
      <text:p text:style-name="Textbody"><text:s text:c="4"/>name: <text:s/>"vivek",</text:p>
      <text:p text:style-name="Textbody"><text:s text:c="4"/>getName: function(){</text:p>
      <text:p text:style-name="Textbody"><text:s text:c="4"/>console.log(<text:span text:style-name="T269">this.name</text:span>);</text:p>
      <text:p text:style-name="Textbody"><text:s text:c="2"/>}</text:p>
      <text:p text:style-name="Textbody">}</text:p>
      <text:p text:style-name="Textbody"><text:span text:style-name="T270">obj.getName();</text:span><text:s/><text:span text:style-name="T271">→ will print <text:s/>'</text:span><text:span text:style-name="T272">vivek'<text:s/></text:span><text:span text:style-name="T273">because is invoked inside the<text:s/></text:span><text:span text:style-name="T274">object</text:span></text:p>
      <text:p text:style-name="Textbody"/>
      <text:p text:style-name="Standard"><text:span text:style-name="T275">.9. Explain call(), apply() and, bind() methods.</text:span></text:p>
      <text:p text:style-name="Textbody"><text:line-break/>They all attach<text:s/><text:span text:style-name="T276">this</text:span><text:s/>into function (or object)</text:p>
      <text:p text:style-name="Textbody"><text:span text:style-name="T277"><text:line-break/></text:span><text:span text:style-name="T278">Call -</text:span><text:span text:style-name="T279"><text:s/>invokes the function and allows you to pass in arguments one by one.</text:span></text:p>
      <text:p text:style-name="Textbody"><text:span text:style-name="T280">Apply</text:span><text:span text:style-name="T281"><text:s/>-</text:span><text:span text:style-name="T282"><text:s/>invokes the function and allows you to pass in arguments as an array.</text:span></text:p>
      <text:p text:style-name="Textbody"><text:span text:style-name="T283">Bind -</text:span><text:span text:style-name="T284"><text:s/>returns a new function, allowing you to pass in a this array and any number of arguments.</text:span></text:p>
      <text:p text:style-name="Textbody"/>
      <text:soft-page-break/>
      <text:p text:style-name="Textbody"><text:span text:style-name="T285">Call</text:span><text:span text:style-name="T286"><text:s/>/<text:s/></text:span><text:span text:style-name="T287">Apply :</text:span></text:p>
      <text:p text:style-name="Textbody"><text:span text:style-name="T288">var person1 = {</text:span><text:span text:style-name="T289">firstName</text:span><text:span text:style-name="T290">: 'Jon',<text:s/></text:span><text:span text:style-name="T291">lastName</text:span><text:span text:style-name="T292">: 'Kuperman'};</text:span></text:p>
      <text:p text:style-name="Textbody"><text:span text:style-name="T293">var person2 =<text:s/></text:span><text:span text:style-name="T294">{</text:span><text:span text:style-name="T295">firstName</text:span><text:span text:style-name="T296">: 'Kelly',<text:s/></text:span><text:span text:style-name="T297">lastName</text:span><text:span text:style-name="T298">: 'King'};</text:span></text:p>
      <text:p text:style-name="P299"/>
      <text:p text:style-name="Textbody"><text:span text:style-name="T300">function</text:span><text:span text:style-name="T301"><text:s/></text:span><text:span text:style-name="T302">say</text:span><text:span text:style-name="T303">(greeting) {</text:span></text:p>
      <text:p text:style-name="Textbody"><text:span text:style-name="T304"><text:s text:c="4"/>console.log(greeting + ' ' +<text:s/></text:span><text:span text:style-name="T305">this.firstName</text:span><text:span text:style-name="T306"><text:s/>+ ' ' +<text:s/></text:span><text:span text:style-name="T307">this.lastName</text:span><text:span text:style-name="T308">);</text:span></text:p>
      <text:p text:style-name="Textbody"><text:span text:style-name="T309">}</text:span></text:p>
      <text:p text:style-name="Textbody"><text:span text:style-name="T310">say.call</text:span><text:span text:style-name="T311">(person1, 'Hello'); // Hello Jon Kuperman <text:s text:c="2"/>( using Call )</text:span></text:p>
      <text:p text:style-name="Textbody"><text:span text:style-name="T312">say.call</text:span><text:span text:style-name="T313">(person2, 'Hello'); // Hello Kelly King</text:span></text:p>
      <text:p text:style-name="PreformattedText"><text:span text:style-name="T314">say.apply</text:span><text:span text:style-name="T315">(person1,<text:s/></text:span><text:span text:style-name="T316">['Hello'])</text:span><text:span text:style-name="T317">; // Hello Jon Kuperman <text:s text:c="3"/></text:span><text:span text:style-name="T318">( Using Apply) pass argument as Array )</text:span></text:p>
      <text:p text:style-name="P319"><text:span text:style-name="T320">say.apply</text:span><text:span text:style-name="T321">(person2,<text:s/></text:span><text:span text:style-name="T322">['Hello']</text:span><text:span text:style-name="T323">); // Hello Kelly King</text:span></text:p>
      <text:p text:style-name="P324"><text:span text:style-name="T325">Bind :</text:span></text:p>
      <text:p text:style-name="P326"><text:span text:style-name="T327">var sayHelloJon</text:span><text:span text:style-name="T328"><text:s/>= say.bind(person1); <text:s text:c="11"/></text:span><text:span text:style-name="T329"><text:s text:c="3"/></text:span><text:span text:style-name="T330"><text:s/></text:span><text:span text:style-name="T331">( Using Binding )</text:span></text:p>
      <text:p text:style-name="P332"><text:span text:style-name="T333">var sayHelloKelly</text:span><text:span text:style-name="T334"><text:s/>= say.bind(person2);</text:span></text:p>
      <text:p text:style-name="P335"/>
      <text:p text:style-name="P336"><text:span text:style-name="T337">sayHelloJon</text:span><text:span text:style-name="T338">(); // Hello Jon Kuperman</text:span></text:p>
      <text:p text:style-name="P339"><text:span text:style-name="T340">sayHelloKelly</text:span><text:span text:style-name="T341">(); // Hello Kelly King</text:span></text:p>
      <text:p text:style-name="P342"/>
      <text:p text:style-name="Standard"><text:span text:style-name="T343">.10.</text:span><text:bookmark-start text:name="scope-scope-chain-javascript"/><text:bookmark-end text:name="scope-scope-chain-javascript"/><text:span text:style-name="T344">. Explain Scope and Scope Chain in javascript.</text:span></text:p>
      <text:p text:style-name="Textbody"><text:span text:style-name="T345"><text:line-break/></text:span><text:span text:style-name="T346">Scope in JS, determines the access</text:span><text:span text:style-name="T347">ibility of variables and functions at various parts in one’s code</text:span></text:p>
      <text:p text:style-name="Textbody"><text:span text:style-name="T348">Global scope</text:span><text:span text:style-name="T349">: Variables or functions declared in the global namespace have global scope,and can be accessed from anywhere inside the code</text:span></text:p>
      <text:p text:style-name="Textbody"><text:span text:style-name="T350">var<text:s/></text:span><text:span text:style-name="T351">globalVariable</text:span><text:span text:style-name="T352"><text:s/>= "Hello world";</text:span></text:p>
      <text:p text:style-name="Textbody"><text:span text:style-name="T353">function sendMessage(){</text:span></text:p>
      <text:p text:style-name="Textbody"><text:span text:style-name="T354"><text:s text:c="2"/>return<text:s/></text:span><text:span text:style-name="T355">globalVariable</text:span><text:span text:style-name="T356">; // can access globalVariable since it's written in global space</text:span></text:p>
      <text:p text:style-name="Textbody"><text:span text:style-name="T357">}</text:span></text:p>
      <text:p text:style-name="P358"/>
      <text:p text:style-name="Textbody"><text:span text:style-name="T359">Function scope</text:span><text:span text:style-name="T360">: Any variables/methods declared in function scope can be accessed only inside the function</text:span></text:p>
      <text:p text:style-name="P361"/>
      <text:p text:style-name="Textbody"><text:span text:style-name="T362">Block scope</text:span><text:span text:style-name="T363">: Bl</text:span><text:span text:style-name="T364">ock scope is related to the variables declared using<text:s/></text:span><text:span text:style-name="T365">let</text:span><text:span text:style-name="T366"><text:s/>and<text:s/></text:span><text:span text:style-name="T367">const</text:span><text:span text:style-name="T368">. Can be accessed<text:s/></text:span><text:span text:style-name="T369">only</text:span><text:span text:style-name="T370"><text:s/>inside the block</text:span></text:p>
      <text:p text:style-name="Textbody"><text:span text:style-name="T371">{</text:span></text:p>
      <text:p text:style-name="P372"><text:s text:c="2"/>let x = 45;</text:p>
      <text:p text:style-name="Textbody"><text:span text:style-name="T373">}</text:span></text:p>
      <text:p text:style-name="Standard"><text:span text:style-name="T374">.10.</text:span><text:bookmark-start text:name="scope-scope-chain-javascript1"/><text:bookmark-end text:name="scope-scope-chain-javascript1"/><text:span text:style-name="T375">. Explain<text:s/></text:span><text:bookmark-start text:name="javascript-closures"/><text:bookmark-end text:name="javascript-closures"/><text:span text:style-name="T376">Closures</text:span></text:p>
      <text:p text:style-name="Standard"/>
      <text:p text:style-name="Textbody"><text:span text:style-name="T377">Closures is an ability of a function to remember the variables and functions that are declared in its outer<text:s/></text:span><text:span text:style-name="T378">scope, even executed outside of its outer scope</text:span></text:p>
      <text:p text:style-name="P379"/>
      <text:p text:style-name="P380"/>
      <text:p text:style-name="Textbody"><text:span text:style-name="T381">function<text:s/></text:span><text:span text:style-name="T382">outerFunc</text:span><text:span text:style-name="T383">() {</text:span></text:p>
      <text:soft-page-break/>
      <text:p text:style-name="Textbody"><text:span text:style-name="T384"><text:s text:c="2"/>let<text:s/></text:span><text:span text:style-name="T385">outerVar</text:span><text:span text:style-name="T386"><text:s/>= 'I am outside!';</text:span></text:p>
      <text:p text:style-name="Textbody"><text:span text:style-name="T387"><text:s text:c="2"/>function<text:s/></text:span><text:span text:style-name="T388">innerFunc</text:span><text:span text:style-name="T389">() { <text:s text:c="25"/>| →<text:s/></text:span><text:span text:style-name="T390">InnerFunct()<text:s/></text:span><text:span text:style-name="T391">is a<text:s/></text:span><text:span text:style-name="T392">closure and remember(capture)</text:span><text:span text:style-name="T393"><text:s/>the variable</text:span></text:p>
      <text:p text:style-name="Textbody"><text:span text:style-name="T394"><text:s text:c="4"/>console.log(</text:span><text:span text:style-name="T395">outerVar</text:span><text:span text:style-name="T396">); // =&gt; logs "I am outside!" <text:s text:c="2"/>|<text:s/></text:span><text:span text:style-name="T397">outerVar<text:s/></text:span><text:span text:style-name="T398">from it's<text:s/></text:span><text:span text:style-name="T399">outer scope</text:span></text:p>
      <text:p text:style-name="Textbody"><text:span text:style-name="T400"><text:s text:c="2"/>}</text:span></text:p>
      <text:p text:style-name="Textbody"><text:span text:style-name="T401"><text:s text:c="2"/></text:span><text:span text:style-name="T402">return</text:span><text:span text:style-name="T403"><text:s/></text:span><text:span text:style-name="T404">innerFunc</text:span><text:span text:style-name="T405">; <text:s text:c="3"/>=&gt; re</text:span><text:span text:style-name="T406">turn innerFunct</text:span></text:p>
      <text:p text:style-name="Textbody"><text:span text:style-name="T407">}</text:span></text:p>
      <text:p text:style-name="Textbody"><text:span text:style-name="T408">function<text:s/></text:span><text:span text:style-name="T409">exec</text:span><text:span text:style-name="T410">() {</text:span></text:p>
      <text:p text:style-name="Textbody"><text:span text:style-name="T411"><text:s text:c="2"/>const<text:s/></text:span><text:span text:style-name="T412">myInnerFunc</text:span><text:span text:style-name="T413"><text:s/>=<text:s/></text:span><text:span text:style-name="T414">outerFunc</text:span><text:span text:style-name="T415">();</text:span></text:p>
      <text:p text:style-name="Textbody"><text:span text:style-name="T416"><text:s text:c="2"/></text:span><text:span text:style-name="T417">myInnerFunc</text:span><text:span text:style-name="T418">();</text:span></text:p>
      <text:p text:style-name="Textbody"><text:span text:style-name="T419">}</text:span></text:p>
      <text:p text:style-name="Textbody"><text:span text:style-name="T420">exec</text:span><text:span text:style-name="T421">();</text:span></text:p>
      <text:p text:style-name="Textbody"><text:span text:style-name="T422">In other words,</text:span><text:span text:style-name="T423"><text:s/>innerFunc() is a closure,<text:s/></text:span><text:span text:style-name="T424">closes over (captures, remembers) the variable<text:s/></text:span><text:span text:style-name="T425">outerVar</text:span><text:span text:style-name="T426"><text:s/>from its outer scope.</text:span></text:p>
      <text:p text:style-name="P427"/>
      <text:p text:style-name="Standard"><text:span text:style-name="T428">.11.</text:span><text:bookmark-start text:name="scope-scope-chain-javascript11"/><text:bookmark-end text:name="scope-scope-chain-javascript11"/><text:span text:style-name="T429">.<text:s/></text:span><text:bookmark-start text:name="javascript-closures1"/><text:bookmark-start text:name="object-prototypes"/><text:bookmark-end text:name="javascript-closures1"/><text:bookmark-end text:name="object-prototypes"/><text:span text:style-name="T430">What are object prototypes</text:span></text:p>
      <text:p text:style-name="Standard"/>
      <text:p text:style-name="Textbody"><text:span text:style-name="T431">Al</text:span><text:span text:style-name="T432">l javascript o</text:span><text:span text:style-name="T433">bjects inherit properties from a prototype.</text:span></text:p>
      <text:p text:style-name="Textbody"><text:span text:style-name="T434">Date objects inherit properties from the Date prototype</text:span></text:p>
      <text:p text:style-name="Textbody"><text:span text:style-name="T435">Math objects inherit properties from the Math prototype</text:span></text:p>
      <text:p text:style-name="Textbody"><text:span text:style-name="T436">Array objects inherit properties from the Array prototype.</text:span></text:p>
      <text:p text:style-name="P437"/>
      <text:p text:style-name="Textbody"><text:span text:style-name="T438">On top of the chain is<text:s/></text:span><text:span text:style-name="T439">Object.prototype. Every prototype inherits properties and methods from the Object.prototype.</text:span></text:p>
      <text:p text:style-name="Textbody"><text:span text:style-name="T440">A prototype is a blueprint of an object.</text:span><text:span text:style-name="T441"><text:s/>Prototype allows us to use properties and methods on an object even if the properties and methods do not exist on the curr</text:span><text:span text:style-name="T442">ent object.</text:span></text:p>
      <text:p text:style-name="P443"/>
      <text:p text:style-name="Standard"><text:span text:style-name="T444">.12.</text:span><text:bookmark-start text:name="scope-scope-chain-javascript111"/><text:bookmark-end text:name="scope-scope-chain-javascript111"/><text:span text:style-name="T445">.<text:s/></text:span><text:bookmark-start text:name="javascript-closures11"/><text:bookmark-start text:name="object-prototypes1"/><text:bookmark-end text:name="javascript-closures11"/><text:bookmark-end text:name="object-prototypes1"/><text:span text:style-name="T446">What are CALLBACKS</text:span></text:p>
      <text:p text:style-name="Standard"/>
      <text:p text:style-name="Textbody"><text:span text:style-name="T447">Functions that are used as an<text:s/></text:span><text:span text:style-name="T448">argument</text:span><text:span text:style-name="T449"><text:s/>to another function are called callback functions!</text:span></text:p>
      <text:p text:style-name="Textbody"><text:span text:style-name="T450">function divideByHalf</text:span><text:span text:style-name="T451">(sum){</text:span></text:p>
      <text:p text:style-name="Textbody"><text:span text:style-name="T452"><text:s text:c="2"/>console.log(Math.floor(sum / 2));</text:span></text:p>
      <text:p text:style-name="Textbody"><text:span text:style-name="T453">}</text:span></text:p>
      <text:p text:style-name="Textbody"><text:span text:style-name="T454">function multiplyBy2</text:span><text:span text:style-name="T455">(sum){</text:span></text:p>
      <text:p text:style-name="Textbody"><text:span text:style-name="T456"><text:s text:c="2"/>console.log(sum * 2);</text:span></text:p>
      <text:p text:style-name="Textbody"><text:span text:style-name="T457">}</text:span></text:p>
      <text:p text:style-name="Textbody"><text:span text:style-name="T458">function operationOnSum</text:span><text:span text:style-name="T459">(num1,num2,</text:span><text:span text:style-name="T460">operation</text:span><text:span text:style-name="T461">){</text:span></text:p>
      <text:p text:style-name="Textbody"><text:span text:style-name="T462"><text:s text:c="2"/>var sum = num1 + num2;</text:span></text:p>
      <text:p text:style-name="Textbody"><text:span text:style-name="T463"><text:s text:c="2"/></text:span><text:span text:style-name="T464">operation</text:span><text:span text:style-name="T465">(su</text:span><text:span text:style-name="T466">m);</text:span></text:p>
      <text:p text:style-name="Textbody"><text:span text:style-name="T467">}</text:span></text:p>
      <text:p text:style-name="Textbody"><text:span text:style-name="T468">operationOnSum</text:span><text:span text:style-name="T469">(3, 3,<text:s/></text:span><text:span text:style-name="T470">divideByHalf</text:span><text:span text:style-name="T471">); // Outputs 3</text:span></text:p>
      <text:p text:style-name="Textbody"><text:span text:style-name="T472">operationOnSum</text:span><text:span text:style-name="T473">(5, 5,<text:s/></text:span><text:span text:style-name="T474">multiplyBy2</text:span><text:span text:style-name="T475">); // Outputs 20</text:span></text:p>
      <text:p text:style-name="Standard"><text:span text:style-name="T476">.13.</text:span><text:bookmark-start text:name="scope-scope-chain-javascript1111"/><text:bookmark-end text:name="scope-scope-chain-javascript1111"/><text:span text:style-name="T477">.<text:s/></text:span><text:bookmark-start text:name="constructor-function"/><text:bookmark-end text:name="constructor-function"/><text:span text:style-name="T478">What is the use of a constructor function in javascript</text:span></text:p>
      <text:p text:style-name="Standard"/>
      <text:p text:style-name="Textbody"><text:span text:style-name="T479">Constructor functions</text:span><text:span text:style-name="T480"><text:s/>are used to create objects<text:s/></text:span><text:span text:style-name="T481">in javascript. It's useful if we want to create multiple objects having similar properties and methods, constructor functions are used.</text:span></text:p>
      <text:p text:style-name="Textbody"><text:span text:style-name="T482">function Person</text:span><text:span text:style-name="T483">(name,age,gender){</text:span></text:p>
      <text:p text:style-name="Textbody"><text:span text:style-name="T484"><text:s text:c="2"/>this.name = name;</text:span></text:p>
      <text:p text:style-name="Textbody"><text:span text:style-name="T485"><text:s text:c="2"/>this.age = age;</text:span></text:p>
      <text:p text:style-name="Textbody"><text:span text:style-name="T486"><text:s text:c="2"/>this.gender = gend</text:span><text:span text:style-name="T487">er;</text:span></text:p>
      <text:p text:style-name="Textbody"><text:span text:style-name="T488">}</text:span></text:p>
      <text:p text:style-name="Textbody"><text:span text:style-name="T489">var person1 =<text:s/></text:span><text:span text:style-name="T490">new Person</text:span><text:span text:style-name="T491">("Vivek", 76, "male");</text:span></text:p>
      <text:p text:style-name="Textbody"><text:span text:style-name="T492">var person2 =</text:span><text:span text:style-name="T493"><text:s/>new Person</text:span><text:span text:style-name="T494">("Courtney", 34, "female");</text:span></text:p>
      <text:p text:style-name="Textbody"><text:span text:style-name="T495">Whenever we want to<text:s/></text:span><text:span text:style-name="T496">create</text:span><text:span text:style-name="T497"><text:s/>a new object of the type Person, we need to create it using t</text:span><text:span text:style-name="T498">he new keyword:</text:span></text:p>
      <text:p text:style-name="P499"/>
      <text:p text:style-name="Standard"><text:span text:style-name="T500">.14.</text:span><text:bookmark-start text:name="scope-scope-chain-javascript11111"/><text:bookmark-end text:name="scope-scope-chain-javascript11111"/><text:span text:style-name="T501">.<text:s/></text:span><text:bookmark-start text:name="constructor-function1"/><text:bookmark-end text:name="constructor-function1"/><text:span text:style-name="T502">What is DOM</text:span></text:p>
      <text:p text:style-name="Standard"/>
      <text:p text:style-name="Textbody"><text:span text:style-name="T503">DOM stands for</text:span><text:span text:style-name="T504"><text:s/>Document Obj</text:span><text:span text:style-name="T505">ect Model</text:span><text:span text:style-name="T506">. DOM is a programming interface for HTML documents</text:span></text:p>
      <text:p text:style-name="Textbody"><text:span text:style-name="T507">The HTML DOM model is<text:s/></text:span><text:span text:style-name="T508">constructed as a tree of Objects:</text:span><text:span text:style-name="T509">.</text:span></text:p>
      <text:p text:style-name="Textbody"><text:span text:style-name="T510">When</text:span><text:span text:style-name="T511"><text:s/>the browser tries to render a HTML document,</text:span><text:span text:style-name="T512"><text:s/>it creates an<text:s/></text:span><text:span text:style-name="T513">object based on the HTML</text:span><text:span text:style-name="T514"><text:s/>document called DOM.</text:span></text:p>
      <text:p text:style-name="Textbody"><text:span text:style-name="T515">Using this DOM we can manipulate or change various elements inside the HTML document.</text:span></text:p>
      <text:p text:style-name="P516"/>
      <text:p text:style-name="Standard"><text:span text:style-name="T517">.15. What is the rest parameter and spread operator?</text:span></text:p>
      <text:p text:style-name="Standard"/>
      <text:p text:style-name="Textbody"><text:span text:style-name="T518">Using th</text:span><text:span text:style-name="T519">e<text:s/></text:span><text:span text:style-name="T520">rest parameter syntax</text:span><text:span text:style-name="T521">, we can create functions that<text:s/></text:span><text:span text:style-name="T522">can take a variable number of arguments.</text:span></text:p>
      <text:p text:style-name="Textbody"><text:span text:style-name="T523">function extractingArgs(</text:span><text:span text:style-name="T524">...args</text:span><text:span text:style-name="T525">){</text:span></text:p>
      <text:p text:style-name="Textbody"><text:span text:style-name="T526"><text:s text:c="2"/>return args[1];</text:span></text:p>
      <text:p text:style-name="Textbody"><text:span text:style-name="T527">}</text:span></text:p>
      <text:p text:style-name="P528"/>
      <text:p text:style-name="Standard"><text:span text:style-name="T529">.16. What is<text:s/></text:span><text:span text:style-name="T530">Asynchronous<text:s/></text:span><text:span text:style-name="T531">in javascript?</text:span></text:p>
      <text:p text:style-name="Standard"/>
      <text:p text:style-name="Textbody"><text:span text:style-name="T532">Asynchronous is<text:s/></text:span><text:span text:style-name="T533">opposite</text:span><text:span text:style-name="T534"><text:s/>of synchronous (execute code line by line, Each line always wait for the previous line to be executed).</text:span><text:span text:style-name="T535"><text:s/>Asynchronous code will be executed after the task running on “background” finishes.<text:s/></text:span><text:span text:style-name="T536">Asynchronous code is<text:s/></text:span><text:span text:style-name="T537">non blocking.<text:s/></text:span><text:span text:style-name="T538">Main execution doesn't wait asyc</text:span><text:span text:style-name="T539">h task to finish its work (rest of the code keep running normally)</text:span></text:p>
      <text:p text:style-name="P540"/>
      <text:p text:style-name="Standard"><text:span text:style-name="T541">16. What is<text:s/></text:span><text:span text:style-name="T542">AJAX</text:span><text:span text:style-name="T543">?</text:span></text:p>
      <text:p text:style-name="Standard"/>
      <text:p text:style-name="Textbody"><text:span text:style-name="T544">Asynchronous Javasctipy and XML. Allow us to communicate to remote server in<text:s/></text:span><text:span text:style-name="T545">asynchronous way</text:span><text:span text:style-name="T546">. We can</text:span><text:span text:style-name="T547"><text:s/>request data</text:span><text:span text:style-name="T548"><text:s/>dynamically. Mostly used JSON data format</text:span></text:p>
      <text:p text:style-name="P549"/>
      <text:p text:style-name="P550"/>
      <text:p text:style-name="P551"/>
      <text:p text:style-name="Standard"><text:span text:style-name="T552">.17. What</text:span><text:span text:style-name="T553"><text:s/>is the use of promises in javascript?</text:span></text:p>
      <text:p text:style-name="Standard"/>
      <text:p text:style-name="Textbody"><text:span text:style-name="T554">Promises are used to</text:span><text:span text:style-name="T555"><text:s/>handle asynchronous operations</text:span><text:span text:style-name="T556"><text:s/>in js.<text:s/></text:span><text:span text:style-name="T557">Container</text:span><text:span text:style-name="T558"><text:s/>for future values<text:s/></text:span><text:span text:style-name="T559">example:</text:span><text:span text:style-name="T560"><text:s/>(response from AJAX call).</text:span></text:p>
      <text:p text:style-name="Textbody"><text:span text:style-name="T561"><text:s/></text:span><text:span text:style-name="T562">Добро обяснение е чрез лотариен билет. Копуваме билета и имаме обещание, че ако познаем ще вземем печалба или загубим залога. Като това се случва в бъдещето като през това време останалия код си работ</text:span><text:span text:style-name="T563">и а ние изчакваме ресулата от<text:s/></text:span><text:span text:style-name="T564">the promise</text:span></text:p>
      <text:p text:style-name="Textbody"><text:span text:style-name="T565">We can chain promises like sequence of asynch operation.</text:span><text:span text:style-name="T566">При</text:span><text:span text:style-name="T567"><text:s/></text:span><text:span text:style-name="T568">асинхронните операций не се знае коя ще завърши първа, втора и т.н. Промисите ни дават възможност да ги подреждаме като поредица!</text:span></text:p>
      <text:p text:style-name="Textbody"><text:span text:style-name="T569">Before promises, callbac</text:span><text:span text:style-name="T570">ks were used to handle asynchronous operations.</text:span><text:span text:style-name="T571"><text:s/>But due to limited functionality of callback, using multiple callbacks to handle asynchronous code can lead to unmanageable code</text:span></text:p>
      <text:p text:style-name="Textbody"><text:span text:style-name="T572">A promise is created using the Promise<text:s/></text:span><text:span text:style-name="T573">constructor</text:span><text:span text:style-name="T574"><text:s/>which takes in a callback fu</text:span><text:span text:style-name="T575">nction with two parameters,<text:s/></text:span><text:span text:style-name="T576">resolve</text:span><text:span text:style-name="T577"><text:s/>and<text:s/></text:span><text:span text:style-name="T578">reject</text:span><text:span text:style-name="T579"><text:s/>respectively.</text:span></text:p>
      <text:p text:style-name="Textbody"><text:span text:style-name="T580">resolve</text:span><text:span text:style-name="T581"><text:s/>is a function that will be called, when the async operation has been<text:s/></text:span><text:span text:style-name="T582">successfully</text:span><text:span text:style-name="T583"><text:s/></text:span><text:span text:style-name="T584">completed</text:span><text:span text:style-name="T585">.</text:span></text:p>
      <text:p text:style-name="Textbody"><text:span text:style-name="T586">reject</text:span><text:span text:style-name="T587"><text:s/>is a function that will be called, when the async operation fails or if some<text:s/></text:span><text:span text:style-name="T588">error occu</text:span><text:span text:style-name="T589">rs</text:span></text:p>
      <text:p text:style-name="Textbody"><text:span text:style-name="T590">Promises are used to handle asynchronous operations like<text:s/></text:span><text:span text:style-name="T591">server requests</text:span></text:p>
      <text:p text:style-name="Textbody"><text:span text:style-name="T592"><text:s/></text:span><text:span text:style-name="T593">(initial task) =&gt;<text:s/></text:span><text:span text:style-name="T594">Success</text:span><text:span text:style-name="T595"><text:s/></text:span><text:span text:style-name="T596">.then()</text:span><text:span text:style-name="T597"><text:s/>=&gt;<text:s/></text:span><text:span text:style-name="T598">Success</text:span><text:span text:style-name="T599"><text:s/></text:span><text:span text:style-name="T600">.then()</text:span><text:span text:style-name="T601"><text:s/>=&gt;<text:s/></text:span><text:span text:style-name="T602">Failure</text:span><text:span text:style-name="T603"><text:s/></text:span><text:span text:style-name="T604">.catch()</text:span></text:p>
      <text:p text:style-name="Textbody"><text:span text:style-name="T605">-----------------------------------------------------------------------------------------------------------------------------</text:span></text:p>
      <text:p text:style-name="Textbody"><text:span text:style-name="T606"><text:s/>window.ethereum.request({ method: 'eth_requestAccounts' }) <text:s text:c="5"/></text:span><text:span text:style-name="T607">&lt;= Consuming Prom</text:span><text:span text:style-name="T608">ises</text:span></text:p>
      <text:p text:style-name="Textbody"><text:span text:style-name="T609"><text:s/></text:span><text:span text:style-name="T610"><text:s/>.then</text:span><text:span text:style-name="T611">(<text:s/></text:span><text:span text:style-name="T612">(</text:span><text:span text:style-name="T613">result</text:span><text:span text:style-name="T614">)</text:span><text:span text:style-name="T615"><text:s text:c="2"/>=&gt; { <text:s text:c="21"/></text:span><text:span text:style-name="T616"><text:s/></text:span><text:span text:style-name="T617">&lt;= Assign callback <text:s/>arrow function</text:span></text:p>
      <text:p text:style-name="Textbody"><text:span text:style-name="T618"><text:s text:c="6"/></text:span><text:span text:style-name="T619">result.json();</text:span></text:p>
      <text:p text:style-name="Textbody"><text:span text:style-name="T620"><text:s text:c="2"/>}) <text:s text:c="51"/>,</text:span><text:span text:style-name="T621">&lt;= First<text:s/></text:span><text:span text:style-name="T622">.then()<text:s/></text:span><text:span text:style-name="T623">return<text:s/></text:span><text:span text:style-name="T624">Promise</text:span><text:span text:style-name="T625"><text:s/>and catch it with second<text:s/></text:span><text:span text:style-name="T626">.then()</text:span></text:p>
      <text:p text:style-name="Textbody"><text:span text:style-name="T627"><text:s/></text:span><text:span text:style-name="T628"><text:s/>.then</text:span><text:span text:style-name="T629">(<text:s/></text:span><text:span text:style-name="T630">(jsonResult)</text:span><text:span text:style-name="T631"><text:s text:c="2"/>=&gt; { <text:s text:c="19"/></text:span><text:span text:style-name="T632"><text:s/></text:span><text:span text:style-name="T633">&lt;</text:span><text:span text:style-name="T634">= Assign callback <text:s/>arrow function</text:span></text:p>
      <text:p text:style-name="Textbody"><text:span text:style-name="T635"><text:s text:c="6"/></text:span><text:span text:style-name="T636">console.log(jsonResult.coin)</text:span></text:p>
      <text:p text:style-name="P637"><text:s text:c="2"/>})</text:p>
      <text:p text:style-name="Textbody"><text:span text:style-name="T638"><text:s text:c="2"/>.</text:span><text:span text:style-name="T639">catch</text:span><text:span text:style-name="T640">(<text:s/></text:span><text:span text:style-name="T641">(</text:span><text:span text:style-name="T642">error</text:span><text:span text:style-name="T643">)</text:span><text:span text:style-name="T644"><text:s text:c="2"/>=&gt; {</text:span></text:p>
      <text:p text:style-name="P645"><text:s text:c="6"/>setErrorMessage(error.message);</text:p>
      <text:p text:style-name="P646"><text:s text:c="2"/>});</text:p>
      <text:p text:style-name="Textbody"><text:span text:style-name="T647">then()</text:span><text:span text:style-name="T648"><text:s/>method is used to access the result when the promise is fulfilled.</text:span></text:p>
      <text:p text:style-name="Textbody"><text:span text:style-name="T649">catch()</text:span><text:span text:style-name="T650"><text:s/>method is used to access the res</text:span><text:span text:style-name="T651">ult/error when the promise is rejected.</text:span></text:p>
      <text:p text:style-name="Textbody"><text:span text:style-name="T652">Promises lifecycle:</text:span></text:p>
      <text:p text:style-name="Textbody"><text:span text:style-name="T653">PENDING</text:span><text:span text:style-name="T654"><text:s/>(before future task is available) =&gt; during this time Asynch task still doing staff on background. When its finish =&gt;<text:s/></text:span><text:span text:style-name="T655">SETTLED<text:s/></text:span><text:span text:style-name="T656">there are two types of settled =&gt;<text:s/></text:span><text:span text:style-name="T657">FULFILLED</text:span><text:span text:style-name="T658"><text:s/>(success the value is available) and<text:s/></text:span><text:span text:style-name="T659">REJECTED<text:s/></text:span><text:span text:style-name="T660">( the value is not available)</text:span></text:p>
      <text:p text:style-name="P661"/>
      <text:p text:style-name="Standard"><text:span text:style-name="T662">.17.<text:s/></text:span><text:span text:style-name="T663">Asy</text:span><text:span text:style-name="T664">nc/await</text:span></text:p>
      <text:p text:style-name="Standard"/>
      <text:p text:style-name="Textbody"><text:span text:style-name="T665">There’s a special syntax to work with<text:s/></text:span><text:span text:style-name="T666">promises</text:span><text:span text:style-name="T667"><text:s/>in a more comfortable fashion, called “async/await”.</text:span></text:p>
      <text:p text:style-name="Textbody"/>
      <text:p text:style-name="Textbody"><text:span text:style-name="T668">async</text:span><text:span text:style-name="T669"><text:s/></text:span><text:span text:style-name="T670">function</text:span><text:span text:style-name="T671"><text:s/>testAsync</text:span><text:span text:style-name="T672">()</text:span><text:span text:style-name="T673"><text:s/></text:span><text:span text:style-name="T674">{}<text:s/></text:span><text:span text:style-name="T675">&lt;= the word “</text:span><text:span text:style-name="T676">async</text:span><text:span text:style-name="T677">”</text:span><text:span text:style-name="T678"><text:s/>before a function</text:span><text:span text:style-name="T679"><text:s/>means one<text:s/></text:span><text:soft-page-break/><text:span text:style-name="T680">simple <text:s text:c="2"/>thing: a function always returns a<text:s/></text:span><text:span text:style-name="T681">promise</text:span></text:p>
      <text:p text:style-name="Textbody"/>
      <text:p text:style-name="Textbody"><text:span text:style-name="T682">let value =<text:s/></text:span><text:span text:style-name="T683">await</text:span><text:span text:style-name="T684"><text:s/>promise; &lt;=<text:s/></text:span><text:span text:style-name="T685">await</text:span><text:span text:style-name="T686"><text:s/>works only inside async functions</text:span></text:p>
      <text:p text:style-name="Textbody"><text:span text:style-name="T687">The keyword<text:s/></text:span><text:span text:style-name="T688">await</text:span><text:span text:style-name="T689"><text:s/>makes JavaScript<text:s/></text:span><text:span text:style-name="T690">wait</text:span><text:span text:style-name="T691"><text:s/>until that promise</text:span><text:span text:style-name="T692"><text:s/>settles and returns</text:span><text:span text:style-name="T693"><text:s/>it</text:span><text:span text:style-name="T694">s result.</text:span></text:p>
      <text:p text:style-name="Textbody"><text:span text:style-name="T695">async</text:span><text:span text:style-name="T696"><text:s/>function f() {</text:span></text:p>
      <text:p text:style-name="Textbody"><text:span text:style-name="T697"><text:s text:c="2"/>let promise =<text:s/></text:span><text:span text:style-name="T698">new Promise</text:span><text:span text:style-name="T699">((resolve, reject) =&gt; {</text:span></text:p>
      <text:p text:style-name="Textbody"><text:span text:style-name="T700"><text:s text:c="4"/>setTimeout(() =&gt; resolve("done!"), 1000)</text:span></text:p>
      <text:p text:style-name="Textbody"><text:span text:style-name="T701"><text:s text:c="2"/>});</text:span></text:p>
      <text:p text:style-name="Textbody"><text:span text:style-name="T702"><text:s text:c="2"/>let result =<text:s/></text:span><text:span text:style-name="T703">await</text:span><text:span text:style-name="T704"><text:s/>promise; // wait until the promise resolves (*)</text:span></text:p>
      <text:p text:style-name="Textbody"><text:span text:style-name="T705">}</text:span></text:p>
      <text:p text:style-name="Textbody"><text:span text:style-name="T706"><text:line-break/></text:span><text:span text:style-name="T707">.18.What is React hooks.</text:span></text:p>
      <text:p text:style-name="Standard"/>
      <text:p text:style-name="Textbody"><text:span text:style-name="T708">They let you use state and other React features without writing a class. Need to import</text:span></text:p>
      <text:p text:style-name="Textbody"><text:span text:style-name="T709">import React, { useState } from 'react'; UseEffect / UseState</text:span></text:p>
      <text:p text:style-name="Textbody"><text:span text:style-name="T710"><text:s text:c="2"/></text:span><text:span text:style-name="T711">const [userAccount,<text:s/></text:span><text:span text:style-name="T712">setUserAccount] = useState(null);</text:span></text:p>
      <text:p text:style-name="P713"/>
      <text:p text:style-name="Standard"><text:span text:style-name="T714">.18.Project And Blockchain</text:span></text:p>
      <text:p text:style-name="Standard"/>
      <text:p text:style-name="Textbody"><text:span text:style-name="T715">Documentation:</text:span></text:p>
      <text:p text:style-name="Textbody"><text:span text:style-name="T716"><text:s text:c="2"/>https://docs.ethers.io/v5/ <text:s text:c="43"/>=&gt; ethers.js Docs</text:span></text:p>
      <text:p text:style-name="Textbody"><text:span text:style-name="T717"><text:s text:c="2"/>https://docs.metamask.io/guide/#why-metamask <text:s text:c="6"/>=&gt; Metamask Docs</text:span></text:p>
      <text:p text:style-name="P718"/>
      <text:p text:style-name="Textbody"><text:span text:style-name="T719">Top benefits of b</text:span><text:span text:style-name="T720">lockchain technology for business:</text:span></text:p>
      <text:p text:style-name="Textbody"><text:span text:style-name="T721">Trust</text:span><text:span text:style-name="T722">,<text:s/></text:span><text:span text:style-name="T723">Decentralization</text:span><text:span text:style-name="T724">,<text:s/></text:span><text:span text:style-name="T725">Improve</text:span><text:span text:style-name="T726"><text:s/></text:span><text:span text:style-name="T727">Security</text:span><text:span text:style-name="T728">,<text:s/></text:span><text:span text:style-name="T729">Reduce</text:span><text:span text:style-name="T730"><text:s/></text:span><text:span text:style-name="T731">Costs</text:span><text:span text:style-name="T732">,<text:s/></text:span><text:span text:style-name="T733">Visabillity</text:span><text:span text:style-name="T734">,</text:span></text:p>
      <text:p text:style-name="Textbody"><text:span text:style-name="T735">ERC20</text:span><text:span text:style-name="T736"><text:s/>– standart when we want to create a token. It's like<text:s/></text:span><text:span text:style-name="T737">interface</text:span><text:span text:style-name="T738"><text:s/>which its methods need to be implemented. Should have<text:s/></text:span><text:span text:style-name="T739">name</text:span><text:span text:style-name="T740">,<text:s/></text:span><text:span text:style-name="T741">symbol</text:span><text:span text:style-name="T742">,<text:s/></text:span><text:span text:style-name="T743">decimals</text:span><text:span text:style-name="T744">,<text:s/></text:span><text:span text:style-name="T745">totalSupply</text:span><text:span text:style-name="T746">,<text:s/></text:span><text:span text:style-name="T747">balanceO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Helvetica, Arial, Sans-serif" svg:font-family="Helvetica, Arial, Sans-serif" style:font-family-generic="system"/>
    <style:font-face style:name="Verdana, sans-serif" svg:font-family="Verdana, sans-serif" style:font-family-generic="system"/>
    <style:font-face style:name="inherit" svg:font-family="inherit" style:font-family-generic="system"/>
    <style:font-face style:name="BlinkMacSystemFont, apple-syste" svg:font-family="BlinkMacSystemFont, apple-syste" style:font-family-generic="system"/>
    <style:font-face style:name="Consolas, 'Lucida Console', Men" svg:font-family="Consolas, 'Lucida Console', Me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MS Gothic" fo:font-weight="bold" style:font-weight-asian="bold" style:font-weight-complex="bold" fo:font-size="24pt" style:font-size-asian="24pt" style:font-size-complex="24pt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MS Gothi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Courier New" style:font-name-asian="MS PGothic"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23-09-21T07:59:00Z</dc:date>
    <meta:template xlink:href="Normal.dotm" xlink:type="simple"/>
    <meta:editing-cycles>16</meta:editing-cycles>
    <meta:editing-duration>PT83280S</meta:editing-duration>
    <meta:user-defined meta:name="Info 1"/>
    <meta:user-defined meta:name="Info 2"/>
    <meta:user-defined meta:name="Info 3"/>
    <meta:user-defined meta:name="Info 4"/>
    <meta:user-defined meta:name="GrammarlyDocumentId">13631261d8864d632fd276ad9f948056989d88274b279c86a525286be4c4b088</meta:user-defined>
    <meta:document-statistic meta:page-count="8" meta:paragraph-count="262" meta:word-count="2076" meta:character-count="13132" meta:row-count="342" meta:non-whitespace-character-count="11318"/>
  </office:meta>
</office:document-meta>
</file>